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0.9591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0728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2335in"/>
    </style:style>
    <style:style style:name="co19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27">
            <text:p>12.7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78">
            <text:p>17.8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38">
            <text:p>23.8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2368">
            <text:p>12368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3598">
            <text:p>1359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3727">
            <text:p>1372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1-14">
            <text:p>2021-01-14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34 - 1.17)">
            <text:p>(0.34 - 1.17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4">
            <text:p>1.1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3" table:default-cell-style-name="Default"/>
        <table:table-column table:style-name="co11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824.875">
            <text:p>824.87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53053770527819">
            <text:p>0.0453053771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6259187097693">
            <text:p>1.162591871</text:p>
          </table:table-cell>
          <table:table-cell table:number-columns-repeated="2" office:value-type="float" office:value="0">
            <text:p>0</text:p>
          </table:table-cell>
          <table:table-cell office:value-type="float" office:value="15.6434605208753">
            <text:p>15.643460520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1050">
            <text:p>1050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48388781532355">
            <text:p>0.0548388782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9783038654825">
            <text:p>1.1978303865</text:p>
          </table:table-cell>
          <table:table-cell table:number-columns-repeated="2" office:value-type="float" office:value="0">
            <text:p>0</text:p>
          </table:table-cell>
          <table:table-cell office:value-type="float" office:value="12.983193795599">
            <text:p>12.983193795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224">
            <text:p>224</text:p>
          </table:table-cell>
          <table:table-cell office:value-type="float" office:value="297">
            <text:p>297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1181">
            <text:p>21181</text:p>
          </table:table-cell>
          <table:table-cell office:value-type="float" office:value="90.875">
            <text:p>90.875</text:p>
          </table:table-cell>
          <table:table-cell office:value-type="float" office:value="533">
            <text:p>533</text:p>
          </table:table-cell>
          <table:table-cell office:value-type="float" office:value="1056.375">
            <text:p>1056.375</text:p>
          </table:table-cell>
          <table:table-cell office:value-type="float" office:value="0.00973591172059139">
            <text:p>0.0097359117</text:p>
          </table:table-cell>
          <table:table-cell office:value-type="float" office:value="0.0398504672897196">
            <text:p>0.0398504673</text:p>
          </table:table-cell>
          <table:table-cell office:value-type="float" office:value="0.0498737075681035">
            <text:p>0.0498737076</text:p>
          </table:table-cell>
          <table:table-cell office:value-type="float" office:value="1.03426147545705">
            <text:p>1.0342614755</text:p>
          </table:table-cell>
          <table:table-cell office:value-type="float" office:value="1.14258923261071">
            <text:p>1.1425892326</text:p>
          </table:table-cell>
          <table:table-cell office:value-type="float" office:value="1.17943325443328">
            <text:p>1.1794332544</text:p>
          </table:table-cell>
          <table:table-cell office:value-type="float" office:value="0">
            <text:p>0</text:p>
          </table:table-cell>
          <table:table-cell office:value-type="float" office:value="17.7380191779026">
            <text:p>17.7380191779</text:p>
          </table:table-cell>
          <table:table-cell office:value-type="float" office:value="14.2418103955944">
            <text:p>14.241810395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15">
            <text:p>13615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704.5">
            <text:p>704.5</text:p>
          </table:table-cell>
          <table:table-cell office:value-type="float" office:value="1169.375">
            <text:p>1169.375</text:p>
          </table:table-cell>
          <table:table-cell office:value-type="float" office:value="0.0121976011384428">
            <text:p>0.0121976011</text:p>
          </table:table-cell>
          <table:table-cell office:value-type="float" office:value="0.0517443995593096">
            <text:p>0.0517443996</text:p>
          </table:table-cell>
          <table:table-cell office:value-type="float" office:value="0.0519583666577801">
            <text:p>0.0519583667</text:p>
          </table:table-cell>
          <table:table-cell office:value-type="float" office:value="1.04298321567267">
            <text:p>1.0429832157</text:p>
          </table:table-cell>
          <table:table-cell office:value-type="float" office:value="1.18635326491366">
            <text:p>1.1863532649</text:p>
          </table:table-cell>
          <table:table-cell office:value-type="float" office:value="1.18714564015909">
            <text:p>1.1871456402</text:p>
          </table:table-cell>
          <table:table-cell office:value-type="float" office:value="0">
            <text:p>0</text:p>
          </table:table-cell>
          <table:table-cell office:value-type="float" office:value="13.7392577034274">
            <text:p>13.7392577034</text:p>
          </table:table-cell>
          <table:table-cell office:value-type="float" office:value="13.684082225943">
            <text:p>13.684082225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office:value-type="float" office:value="291">
            <text:p>291</text:p>
          </table:table-cell>
          <table:table-cell office:value-type="float" office:value="369">
            <text:p>369</text:p>
          </table:table-cell>
          <table:table-cell office:value-type="float" office:value="10250">
            <text:p>10250</text:p>
          </table:table-cell>
          <table:table-cell office:value-type="float" office:value="14384">
            <text:p>14384</text:p>
          </table:table-cell>
          <table:table-cell office:value-type="float" office:value="24064">
            <text:p>24064</text:p>
          </table:table-cell>
          <table:table-cell office:value-type="float" office:value="81.5">
            <text:p>81.5</text:p>
          </table:table-cell>
          <table:table-cell office:value-type="float" office:value="852.25">
            <text:p>852.25</text:p>
          </table:table-cell>
          <table:table-cell office:value-type="float" office:value="1379">
            <text:p>1379</text:p>
          </table:table-cell>
          <table:table-cell office:value-type="float" office:value="0.00795121951219512">
            <text:p>0.0079512195</text:p>
          </table:table-cell>
          <table:table-cell office:value-type="float" office:value="0.0592498609566185">
            <text:p>0.059249861</text:p>
          </table:table-cell>
          <table:table-cell office:value-type="float" office:value="0.0573055186170213">
            <text:p>0.0573055186</text:p>
          </table:table-cell>
          <table:table-cell office:value-type="float" office:value="1.02795318320048">
            <text:p>1.0279531832</text:p>
          </table:table-cell>
          <table:table-cell office:value-type="float" office:value="1.21425518355399">
            <text:p>1.2142551836</text:p>
          </table:table-cell>
          <table:table-cell office:value-type="float" office:value="1.20700580318895">
            <text:p>1.2070058032</text:p>
          </table:table-cell>
          <table:table-cell office:value-type="float" office:value="0">
            <text:p>0</text:p>
          </table:table-cell>
          <table:table-cell office:value-type="float" office:value="12.0419629667062">
            <text:p>12.0419629667</text:p>
          </table:table-cell>
          <table:table-cell office:value-type="float" office:value="12.4389995201683">
            <text:p>12.4389995202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table:number-columns-repeated="2" office:value-type="float" office:value="419">
            <text:p>419</text:p>
          </table:table-cell>
          <table:table-cell office:value-type="float" office:value="9955">
            <text:p>9955</text:p>
          </table:table-cell>
          <table:table-cell office:value-type="float" office:value="15196">
            <text:p>15196</text:p>
          </table:table-cell>
          <table:table-cell office:value-type="float" office:value="25551">
            <text:p>25551</text:p>
          </table:table-cell>
          <table:table-cell office:value-type="float" office:value="189.125">
            <text:p>189.125</text:p>
          </table:table-cell>
          <table:table-cell office:value-type="float" office:value="873.125">
            <text:p>873.125</text:p>
          </table:table-cell>
          <table:table-cell office:value-type="float" office:value="1458.125">
            <text:p>1458.125</text:p>
          </table:table-cell>
          <table:table-cell office:value-type="float" office:value="0.0189979909593169">
            <text:p>0.018997991</text:p>
          </table:table-cell>
          <table:table-cell office:value-type="float" office:value="0.0574575546196367">
            <text:p>0.0574575546</text:p>
          </table:table-cell>
          <table:table-cell office:value-type="float" office:value="0.0570672380728739">
            <text:p>0.0570672381</text:p>
          </table:table-cell>
          <table:table-cell office:value-type="float" office:value="1.06720037873217">
            <text:p>1.0672003787</text:p>
          </table:table-cell>
          <table:table-cell office:value-type="float" office:value="1.20757212751115">
            <text:p>1.2075721275</text:p>
          </table:table-cell>
          <table:table-cell office:value-type="float" office:value="1.20611840579114">
            <text:p>1.2061184058</text:p>
          </table:table-cell>
          <table:table-cell office:value-type="float" office:value="0">
            <text:p>0</text:p>
          </table:table-cell>
          <table:table-cell office:value-type="float" office:value="12.4069854433152">
            <text:p>12.4069854433</text:p>
          </table:table-cell>
          <table:table-cell office:value-type="float" office:value="12.489517114819">
            <text:p>12.489517114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430">
            <text:p>430</text:p>
          </table:table-cell>
          <table:table-cell office:value-type="float" office:value="10540">
            <text:p>10540</text:p>
          </table:table-cell>
          <table:table-cell office:value-type="float" office:value="16105">
            <text:p>16105</text:p>
          </table:table-cell>
          <table:table-cell office:value-type="float" office:value="26780">
            <text:p>26780</text:p>
          </table:table-cell>
          <table:table-cell office:value-type="float" office:value="397">
            <text:p>397</text:p>
          </table:table-cell>
          <table:table-cell office:value-type="float" office:value="764.5">
            <text:p>764.5</text:p>
          </table:table-cell>
          <table:table-cell office:value-type="float" office:value="1252.625">
            <text:p>1252.625</text:p>
          </table:table-cell>
          <table:table-cell office:value-type="float" office:value="0.0376660341555977">
            <text:p>0.0376660342</text:p>
          </table:table-cell>
          <table:table-cell office:value-type="float" office:value="0.0474697298975473">
            <text:p>0.0474697299</text:p>
          </table:table-cell>
          <table:table-cell office:value-type="float" office:value="0.046774645257655">
            <text:p>0.0467746453</text:p>
          </table:table-cell>
          <table:table-cell office:value-type="float" office:value="1.13461183059745">
            <text:p>1.1346118306</text:p>
          </table:table-cell>
          <table:table-cell office:value-type="float" office:value="1.17056067014425">
            <text:p>1.1705606701</text:p>
          </table:table-cell>
          <table:table-cell office:value-type="float" office:value="1.16799947858219">
            <text:p>1.1679994786</text:p>
          </table:table-cell>
          <table:table-cell office:value-type="float" office:value="18.7468844942737">
            <text:p>18.7468844943</text:p>
          </table:table-cell>
          <table:table-cell office:value-type="float" office:value="14.9457723106793">
            <text:p>14.9457723107</text:p>
          </table:table-cell>
          <table:table-cell office:value-type="float" office:value="15.1627987357097">
            <text:p>15.1627987357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776">
            <text:p>16776</text:p>
          </table:table-cell>
          <table:table-cell office:value-type="float" office:value="28015">
            <text:p>28015</text:p>
          </table:table-cell>
          <table:table-cell office:value-type="float" office:value="419.25">
            <text:p>419.25</text:p>
          </table:table-cell>
          <table:table-cell office:value-type="float" office:value="549.5">
            <text:p>549.5</text:p>
          </table:table-cell>
          <table:table-cell office:value-type="float" office:value="936.625">
            <text:p>936.625</text:p>
          </table:table-cell>
          <table:table-cell office:value-type="float" office:value="0.0389782447006322">
            <text:p>0.0389782447</text:p>
          </table:table-cell>
          <table:table-cell office:value-type="float" office:value="0.0327551263710062">
            <text:p>0.0327551264</text:p>
          </table:table-cell>
          <table:table-cell office:value-type="float" office:value="0.0334329823308942">
            <text:p>0.0334329823</text:p>
          </table:table-cell>
          <table:table-cell office:value-type="float" office:value="1.1394016914297">
            <text:p>1.1394016914</text:p>
          </table:table-cell>
          <table:table-cell office:value-type="float" office:value="1.11674582297354">
            <text:p>1.116745823</text:p>
          </table:table-cell>
          <table:table-cell office:value-type="float" office:value="1.1192062562009">
            <text:p>1.1192062562</text:p>
          </table:table-cell>
          <table:table-cell office:value-type="float" office:value="18.1272893899904">
            <text:p>18.12728939</text:p>
          </table:table-cell>
          <table:table-cell office:value-type="float" office:value="21.5061989284162">
            <text:p>21.5061989284</text:p>
          </table:table-cell>
          <table:table-cell office:value-type="float" office:value="21.0771104616814">
            <text:p>21.077110461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559">
            <text:p>559</text:p>
          </table:table-cell>
          <table:table-cell office:value-type="float" office:value="10490">
            <text:p>10490</text:p>
          </table:table-cell>
          <table:table-cell office:value-type="float" office:value="17840">
            <text:p>17840</text:p>
          </table:table-cell>
          <table:table-cell office:value-type="float" office:value="29239">
            <text:p>29239</text:p>
          </table:table-cell>
          <table:table-cell office:value-type="float" office:value="470.5">
            <text:p>470.5</text:p>
          </table:table-cell>
          <table:table-cell office:value-type="float" office:value="1036.5">
            <text:p>1036.5</text:p>
          </table:table-cell>
          <table:table-cell office:value-type="float" office:value="511.875">
            <text:p>511.875</text:p>
          </table:table-cell>
          <table:table-cell office:value-type="float" office:value="0.0448522402287893">
            <text:p>0.0448522402</text:p>
          </table:table-cell>
          <table:table-cell office:value-type="float" office:value="0.0580997757847534">
            <text:p>0.0580997758</text:p>
          </table:table-cell>
          <table:table-cell office:value-type="float" office:value="0.0175065836724922">
            <text:p>0.0175065837</text:p>
          </table:table-cell>
          <table:table-cell office:value-type="float" office:value="1.1609258187697">
            <text:p>1.1609258188</text:p>
          </table:table-cell>
          <table:table-cell office:value-type="float" office:value="1.20996535978126">
            <text:p>1.2099653598</text:p>
          </table:table-cell>
          <table:table-cell office:value-type="float" office:value="1.06187374457861">
            <text:p>1.0618737446</text:p>
          </table:table-cell>
          <table:table-cell office:value-type="float" office:value="15.7980540409865">
            <text:p>15.798054041</text:p>
          </table:table-cell>
          <table:table-cell office:value-type="float" office:value="12.2736017729296">
            <text:p>12.27360177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727">
            <text:p>727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97">
            <text:p>18697</text:p>
          </table:table-cell>
          <table:table-cell office:value-type="float" office:value="30920">
            <text:p>30920</text:p>
          </table:table-cell>
          <table:table-cell office:value-type="float" office:value="640.75">
            <text:p>640.75</text:p>
          </table:table-cell>
          <table:table-cell office:value-type="float" office:value="1030.875">
            <text:p>1030.875</text:p>
          </table:table-cell>
          <table:table-cell office:value-type="float" office:value="207">
            <text:p>207</text:p>
          </table:table-cell>
          <table:table-cell office:value-type="float" office:value="0.0582764893133242">
            <text:p>0.0582764893</text:p>
          </table:table-cell>
          <table:table-cell office:value-type="float" office:value="0.0551358506712307">
            <text:p>0.0551358507</text:p>
          </table:table-cell>
          <table:table-cell office:value-type="float" office:value="0.00669469598965071">
            <text:p>0.006694696</text:p>
          </table:table-cell>
          <table:table-cell office:value-type="float" office:value="1.21062416504174">
            <text:p>1.210624165</text:p>
          </table:table-cell>
          <table:table-cell office:value-type="float" office:value="1.19893380292662">
            <text:p>1.1989338029</text:p>
          </table:table-cell>
          <table:table-cell office:value-type="float" office:value="1.02351928111439">
            <text:p>1.0235192811</text:p>
          </table:table-cell>
          <table:table-cell office:value-type="float" office:value="12.2374155555106">
            <text:p>12.2374155555</text:p>
          </table:table-cell>
          <table:table-cell office:value-type="float" office:value="12.9150976112573">
            <text:p>12.91509761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49">
            <text:p>749</text:p>
          </table:table-cell>
          <table:table-cell office:value-type="float" office:value="12245">
            <text:p>12245</text:p>
          </table:table-cell>
          <table:table-cell office:value-type="float" office:value="19916">
            <text:p>19916</text:p>
          </table:table-cell>
          <table:table-cell office:value-type="float" office:value="31234">
            <text:p>31234</text:p>
          </table:table-cell>
          <table:table-cell office:value-type="float" office:value="644.5">
            <text:p>644.5</text:p>
          </table:table-cell>
          <table:table-cell office:value-type="float" office:value="967.25">
            <text:p>967.25</text:p>
          </table:table-cell>
          <table:table-cell office:value-type="float" office:value="4.25">
            <text:p>4.25</text:p>
          </table:table-cell>
          <table:table-cell office:value-type="float" office:value="0.0526337280522662">
            <text:p>0.0526337281</text:p>
          </table:table-cell>
          <table:table-cell office:value-type="float" office:value="0.0485664792126933">
            <text:p>0.0485664792</text:p>
          </table:table-cell>
          <table:table-cell office:value-type="float" office:value="0.000136069667669847">
            <text:p>0.0001360697</text:p>
          </table:table-cell>
          <table:table-cell office:value-type="float" office:value="1.18964785446714">
            <text:p>1.1896478545</text:p>
          </table:table-cell>
          <table:table-cell office:value-type="float" office:value="1.17460573493454">
            <text:p>1.1746057349</text:p>
          </table:table-cell>
          <table:table-cell office:value-type="float" office:value="1.00047628012616">
            <text:p>1.0004762801</text:p>
          </table:table-cell>
          <table:table-cell office:value-type="float" office:value="13.5128694758015">
            <text:p>13.5128694758</text:p>
          </table:table-cell>
          <table:table-cell office:value-type="float" office:value="14.6159659333374">
            <text:p>14.6159659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852">
            <text:p>85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13257">
            <text:p>13257</text:p>
          </table:table-cell>
          <table:table-cell office:value-type="float" office:value="20806">
            <text:p>20806</text:p>
          </table:table-cell>
          <table:table-cell office:value-type="float" office:value="29796">
            <text:p>29796</text:p>
          </table:table-cell>
          <table:table-cell office:value-type="float" office:value="719.375">
            <text:p>719.375</text:p>
          </table:table-cell>
          <table:table-cell office:value-type="float" office:value="694.125">
            <text:p>694.125</text:p>
          </table:table-cell>
          <table:table-cell office:value-type="float" office:value="-61.25">
            <text:p>-61.25</text:p>
          </table:table-cell>
          <table:table-cell office:value-type="float" office:value="0.0542637851700988">
            <text:p>0.0542637852</text:p>
          </table:table-cell>
          <table:table-cell office:value-type="float" office:value="0.0333617706430837">
            <text:p>0.0333617706</text:p>
          </table:table-cell>
          <table:table-cell office:value-type="float" office:value="-0.00205564505302725">
            <text:p>-0.0020556451</text:p>
          </table:table-cell>
          <table:table-cell office:value-type="float" office:value="1.19569458252208">
            <text:p>1.1956945825</text:p>
          </table:table-cell>
          <table:table-cell office:value-type="float" office:value="1.11894769242206">
            <text:p>1.1189476924</text:p>
          </table:table-cell>
          <table:table-cell office:value-type="float" office:value="0.992813524640509">
            <text:p>0.9928135246</text:p>
          </table:table-cell>
          <table:table-cell office:value-type="float" office:value="13.1171821280971">
            <text:p>13.1171821281</text:p>
          </table:table-cell>
          <table:table-cell office:value-type="float" office:value="21.1213684416387">
            <text:p>21.12136844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14014">
            <text:p>14014</text:p>
          </table:table-cell>
          <table:table-cell office:value-type="float" office:value="21128">
            <text:p>21128</text:p>
          </table:table-cell>
          <table:table-cell office:value-type="float" office:value="29417">
            <text:p>29417</text:p>
          </table:table-cell>
          <table:table-cell office:value-type="float" office:value="904.375">
            <text:p>904.375</text:p>
          </table:table-cell>
          <table:table-cell office:value-type="float" office:value="56.5">
            <text:p>56.5</text:p>
          </table:table-cell>
          <table:table-cell office:value-type="float" office:value="520.25">
            <text:p>520.25</text:p>
          </table:table-cell>
          <table:table-cell office:value-type="float" office:value="0.0645336806051092">
            <text:p>0.0645336806</text:p>
          </table:table-cell>
          <table:table-cell office:value-type="float" office:value="0.00267417644831503">
            <text:p>0.0026741764</text:p>
          </table:table-cell>
          <table:table-cell office:value-type="float" office:value="0.0176853520073427">
            <text:p>0.017685352</text:p>
          </table:table-cell>
          <table:table-cell office:value-type="float" office:value="1.23403049014547">
            <text:p>1.2340304901</text:p>
          </table:table-cell>
          <table:table-cell office:value-type="float" office:value="1.00937363395967">
            <text:p>1.009373634</text:p>
          </table:table-cell>
          <table:table-cell office:value-type="float" office:value="1.06251176450992">
            <text:p>1.0625117645</text:p>
          </table:table-cell>
          <table:table-cell office:value-type="float" office:value="11.0838208104982">
            <text:p>11.08382081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office:value-type="float" office:value="847">
            <text:p>847</text:p>
          </table:table-cell>
          <table:table-cell office:value-type="float" office:value="606">
            <text:p>606</text:p>
          </table:table-cell>
          <table:table-cell office:value-type="float" office:value="463">
            <text:p>463</text:p>
          </table:table-cell>
          <table:table-cell office:value-type="float" office:value="15040">
            <text:p>15040</text:p>
          </table:table-cell>
          <table:table-cell office:value-type="float" office:value="20468">
            <text:p>20468</text:p>
          </table:table-cell>
          <table:table-cell office:value-type="float" office:value="30962">
            <text:p>30962</text:p>
          </table:table-cell>
          <table:table-cell office:value-type="float" office:value="897.5">
            <text:p>897.5</text:p>
          </table:table-cell>
          <table:table-cell office:value-type="float" office:value="3.75">
            <text:p>3.75</text:p>
          </table:table-cell>
          <table:table-cell office:value-type="float" office:value="200.375">
            <text:p>200.375</text:p>
          </table:table-cell>
          <table:table-cell office:value-type="float" office:value="0.0596742021276596">
            <text:p>0.0596742021</text:p>
          </table:table-cell>
          <table:table-cell office:value-type="float" office:value="0.000183212820011726">
            <text:p>0.0001832128</text:p>
          </table:table-cell>
          <table:table-cell office:value-type="float" office:value="0.00647164265874298">
            <text:p>0.0064716427</text:p>
          </table:table-cell>
          <table:table-cell office:value-type="float" office:value="1.21583928782997">
            <text:p>1.2158392878</text:p>
          </table:table-cell>
          <table:table-cell office:value-type="float" office:value="1.00064131066124">
            <text:p>1.0006413107</text:p>
          </table:table-cell>
          <table:table-cell office:value-type="float" office:value="1.02273283833666">
            <text:p>1.0227328383</text:p>
          </table:table-cell>
          <table:table-cell office:value-type="float" office:value="11.9587506875754">
            <text:p>11.95875068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662">
            <text:p>662</text:p>
          </table:table-cell>
          <table:table-cell office:value-type="float" office:value="508">
            <text:p>508</text:p>
          </table:table-cell>
          <table:table-cell office:value-type="float" office:value="15738">
            <text:p>15738</text:p>
          </table:table-cell>
          <table:table-cell office:value-type="float" office:value="20142">
            <text:p>20142</text:p>
          </table:table-cell>
          <table:table-cell office:value-type="float" office:value="31320">
            <text:p>31320</text:p>
          </table:table-cell>
          <table:table-cell office:value-type="float" office:value="-5">
            <text:p>-5</text:p>
          </table:table-cell>
          <table:table-cell office:value-type="float" office:value="10.875">
            <text:p>10.875</text:p>
          </table:table-cell>
          <table:table-cell office:value-type="float" office:value="31.625">
            <text:p>31.625</text:p>
          </table:table-cell>
          <table:table-cell office:value-type="float" office:value="-0.000317702376413776">
            <text:p>-0.0003177024</text:p>
          </table:table-cell>
          <table:table-cell office:value-type="float" office:value="0.000539916592195413">
            <text:p>0.0005399166</text:p>
          </table:table-cell>
          <table:table-cell office:value-type="float" office:value="0.00100973818646232">
            <text:p>0.0010097382</text:p>
          </table:table-cell>
          <table:table-cell office:value-type="float" office:value="0.99888823951476">
            <text:p>0.9988882395</text:p>
          </table:table-cell>
          <table:table-cell office:value-type="float" office:value="1.00189027943214">
            <text:p>1.0018902794</text:p>
          </table:table-cell>
          <table:table-cell office:value-type="float" office:value="1.00353608201218">
            <text:p>1.0035360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16120">
            <text:p>16120</text:p>
          </table:table-cell>
          <table:table-cell office:value-type="float" office:value="20808">
            <text:p>20808</text:p>
          </table:table-cell>
          <table:table-cell office:value-type="float" office:value="29990">
            <text:p>29990</text:p>
          </table:table-cell>
          <table:table-cell office:value-type="float" office:value="-56.25">
            <text:p>-56.25</text:p>
          </table:table-cell>
          <table:table-cell office:value-type="float" office:value="644.375">
            <text:p>644.375</text:p>
          </table:table-cell>
          <table:table-cell office:value-type="float" office:value="-125.375">
            <text:p>-125.375</text:p>
          </table:table-cell>
          <table:table-cell office:value-type="float" office:value="-0.0034894540942928">
            <text:p>-0.0034894541</text:p>
          </table:table-cell>
          <table:table-cell office:value-type="float" office:value="0.0309676566705113">
            <text:p>0.0309676567</text:p>
          </table:table-cell>
          <table:table-cell office:value-type="float" office:value="-0.00418056018672891">
            <text:p>-0.0041805602</text:p>
          </table:table-cell>
          <table:table-cell office:value-type="float" office:value="0.987810776198132">
            <text:p>0.9878107762</text:p>
          </table:table-cell>
          <table:table-cell office:value-type="float" office:value="1.11026643003573">
            <text:p>1.11026643</text:p>
          </table:table-cell>
          <table:table-cell office:value-type="float" office:value="0.98540229443006">
            <text:p>0.9854022944</text:p>
          </table:table-cell>
          <table:table-cell office:value-type="float" office:value="0">
            <text:p>0</text:p>
          </table:table-cell>
          <table:table-cell office:value-type="float" office:value="22.7277513272384">
            <text:p>22.7277513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16645">
            <text:p>16645</text:p>
          </table:table-cell>
          <table:table-cell office:value-type="float" office:value="21687">
            <text:p>21687</text:p>
          </table:table-cell>
          <table:table-cell office:value-type="float" office:value="29417">
            <text:p>29417</text:p>
          </table:table-cell>
          <table:table-cell office:value-type="float" office:value="40.625">
            <text:p>40.625</text:p>
          </table:table-cell>
          <table:table-cell office:value-type="float" office:value="-7.75">
            <text:p>-7.75</text:p>
          </table:table-cell>
          <table:table-cell office:value-type="float" office:value="520.25">
            <text:p>520.25</text:p>
          </table:table-cell>
          <table:table-cell office:value-type="float" office:value="0.00244067287473716">
            <text:p>0.0024406729</text:p>
          </table:table-cell>
          <table:table-cell office:value-type="float" office:value="-0.000357356941946788">
            <text:p>-0.0003573569</text:p>
          </table:table-cell>
          <table:table-cell office:value-type="float" office:value="0.0176853520073427">
            <text:p>0.017685352</text:p>
          </table:table-cell>
          <table:table-cell office:value-type="float" office:value="1.00855403055438">
            <text:p>1.0085540306</text:p>
          </table:table-cell>
          <table:table-cell office:value-type="float" office:value="0.998749501002995">
            <text:p>0.998749501</text:p>
          </table:table-cell>
          <table:table-cell office:value-type="float" office:value="1.06251176450992">
            <text:p>1.06251176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1023">
            <text:p>1023</text:p>
          </table:table-cell>
          <table:table-cell office:value-type="float" office:value="539">
            <text:p>539</text:p>
          </table:table-cell>
          <table:table-cell office:value-type="float" office:value="1023">
            <text:p>1023</text:p>
          </table:table-cell>
          <table:table-cell office:value-type="float" office:value="16063">
            <text:p>16063</text:p>
          </table:table-cell>
          <table:table-cell office:value-type="float" office:value="22862">
            <text:p>22862</text:p>
          </table:table-cell>
          <table:table-cell office:value-type="float" office:value="31009">
            <text:p>31009</text:p>
          </table:table-cell>
          <table:table-cell office:value-type="float" office:value="-2.625">
            <text:p>-2.625</text:p>
          </table:table-cell>
          <table:table-cell office:value-type="float" office:value="109.875">
            <text:p>109.875</text:p>
          </table:table-cell>
          <table:table-cell office:value-type="float" office:value="78.125">
            <text:p>78.125</text:p>
          </table:table-cell>
          <table:table-cell office:value-type="float" office:value="-0.000163419037539687">
            <text:p>-0.000163419</text:p>
          </table:table-cell>
          <table:table-cell office:value-type="float" office:value="0.00480600997288076">
            <text:p>0.00480601</text:p>
          </table:table-cell>
          <table:table-cell office:value-type="float" office:value="0.00251942984294882">
            <text:p>0.0025194298</text:p>
          </table:table-cell>
          <table:table-cell office:value-type="float" office:value="0.999428085711943">
            <text:p>0.9994280857</text:p>
          </table:table-cell>
          <table:table-cell office:value-type="float" office:value="1.01686630645953">
            <text:p>1.0168663065</text:p>
          </table:table-cell>
          <table:table-cell office:value-type="float" office:value="1.00883044560272">
            <text:p>1.00883044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5820">
            <text:p>15820</text:p>
          </table:table-cell>
          <table:table-cell office:value-type="float" office:value="23315">
            <text:p>23315</text:p>
          </table:table-cell>
          <table:table-cell office:value-type="float" office:value="31443">
            <text:p>31443</text:p>
          </table:table-cell>
          <table:table-cell office:value-type="float" office:value="-145.5">
            <text:p>-145.5</text:p>
          </table:table-cell>
          <table:table-cell office:value-type="float" office:value="-1.25">
            <text:p>-1.25</text:p>
          </table:table-cell>
          <table:table-cell office:value-type="float" office:value="208.75">
            <text:p>208.75</text:p>
          </table:table-cell>
          <table:table-cell office:value-type="float" office:value="-0.00919721871049305">
            <text:p>-0.0091972187</text:p>
          </table:table-cell>
          <table:table-cell table:style-name="ce17" office:value-type="float" office:value="-0.0000536135535063264">
            <text:p>-5.36E-005</text:p>
          </table:table-cell>
          <table:table-cell office:value-type="float" office:value="0.00663899755112426">
            <text:p>0.0066389976</text:p>
          </table:table-cell>
          <table:table-cell office:value-type="float" office:value="0.967975528624011">
            <text:p>0.9679755286</text:p>
          </table:table-cell>
          <table:table-cell office:value-type="float" office:value="0.999812358196578">
            <text:p>0.9998123582</text:p>
          </table:table-cell>
          <table:table-cell office:value-type="float" office:value="1.02332288095436">
            <text:p>1.0233228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table:number-columns-repeated="2" office:value-type="float" office:value="1033">
            <text:p>1033</text:p>
          </table:table-cell>
          <table:table-cell office:value-type="float" office:value="16120">
            <text:p>16120</text:p>
          </table:table-cell>
          <table:table-cell office:value-type="float" office:value="21719">
            <text:p>21719</text:p>
          </table:table-cell>
          <table:table-cell office:value-type="float" office:value="29990">
            <text:p>29990</text:p>
          </table:table-cell>
          <table:table-cell office:value-type="float" office:value="-56.25">
            <text:p>-56.25</text:p>
          </table:table-cell>
          <table:table-cell office:value-type="float" office:value="96.75">
            <text:p>96.75</text:p>
          </table:table-cell>
          <table:table-cell office:value-type="float" office:value="-125.375">
            <text:p>-125.375</text:p>
          </table:table-cell>
          <table:table-cell office:value-type="float" office:value="-0.0034894540942928">
            <text:p>-0.0034894541</text:p>
          </table:table-cell>
          <table:table-cell office:value-type="float" office:value="0.00445462498273401">
            <text:p>0.004454625</text:p>
          </table:table-cell>
          <table:table-cell office:value-type="float" office:value="-0.00418056018672891">
            <text:p>-0.0041805602</text:p>
          </table:table-cell>
          <table:table-cell office:value-type="float" office:value="0.987810776198132">
            <text:p>0.9878107762</text:p>
          </table:table-cell>
          <table:table-cell office:value-type="float" office:value="1.01563008105969">
            <text:p>1.0156300811</text:p>
          </table:table-cell>
          <table:table-cell office:value-type="float" office:value="0.98540229443006">
            <text:p>0.98540229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57">
            <text:p>1057</text:p>
          </table:table-cell>
          <table:table-cell office:value-type="float" office:value="727">
            <text:p>727</text:p>
          </table:table-cell>
          <table:table-cell office:value-type="float" office:value="1057">
            <text:p>1057</text:p>
          </table:table-cell>
          <table:table-cell office:value-type="float" office:value="16658">
            <text:p>16658</text:p>
          </table:table-cell>
          <table:table-cell office:value-type="float" office:value="21304">
            <text:p>21304</text:p>
          </table:table-cell>
          <table:table-cell office:value-type="float" office:value="29237">
            <text:p>29237</text:p>
          </table:table-cell>
          <table:table-cell office:value-type="float" office:value="319.25">
            <text:p>319.25</text:p>
          </table:table-cell>
          <table:table-cell office:value-type="float" office:value="249">
            <text:p>249</text:p>
          </table:table-cell>
          <table:table-cell office:value-type="float" office:value="16.125">
            <text:p>16.125</text:p>
          </table:table-cell>
          <table:table-cell office:value-type="float" office:value="0.0191649657822067">
            <text:p>0.0191649658</text:p>
          </table:table-cell>
          <table:table-cell office:value-type="float" office:value="0.0116879459256478">
            <text:p>0.0116879459</text:p>
          </table:table-cell>
          <table:table-cell office:value-type="float" office:value="0.000551527174470705">
            <text:p>0.0005515272</text:p>
          </table:table-cell>
          <table:table-cell office:value-type="float" office:value="1.06779728022805">
            <text:p>1.0677972802</text:p>
          </table:table-cell>
          <table:table-cell office:value-type="float" office:value="1.04117556257649">
            <text:p>1.0411755626</text:p>
          </table:table-cell>
          <table:table-cell office:value-type="float" office:value="1.00193094130781">
            <text:p>1.00193094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766">
            <text:p>766</text:p>
          </table:table-cell>
          <table:table-cell office:value-type="float" office:value="16085">
            <text:p>16085</text:p>
          </table:table-cell>
          <table:table-cell office:value-type="float" office:value="21129">
            <text:p>21129</text:p>
          </table:table-cell>
          <table:table-cell office:value-type="float" office:value="31204">
            <text:p>31204</text:p>
          </table:table-cell>
          <table:table-cell office:value-type="float" office:value="7.625">
            <text:p>7.625</text:p>
          </table:table-cell>
          <table:table-cell office:value-type="float" office:value="382.5">
            <text:p>382.5</text:p>
          </table:table-cell>
          <table:table-cell office:value-type="float" office:value="-16">
            <text:p>-16</text:p>
          </table:table-cell>
          <table:table-cell office:value-type="float" office:value="0.000474044140503575">
            <text:p>0.0004740441</text:p>
          </table:table-cell>
          <table:table-cell office:value-type="float" office:value="0.0181030810734062">
            <text:p>0.0181030811</text:p>
          </table:table-cell>
          <table:table-cell office:value-type="float" office:value="-0.000512754775028842">
            <text:p>-0.0005127548</text:p>
          </table:table-cell>
          <table:table-cell office:value-type="float" office:value="1.00165959493874">
            <text:p>1.0016595949</text:p>
          </table:table-cell>
          <table:table-cell office:value-type="float" office:value="1.06400311798385">
            <text:p>1.064003118</text:p>
          </table:table-cell>
          <table:table-cell office:value-type="float" office:value="0.998205873605619">
            <text:p>0.99820587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table:number-columns-repeated="2" office:value-type="float" office:value="1154">
            <text:p>1154</text:p>
          </table:table-cell>
          <table:table-cell office:value-type="float" office:value="14886">
            <text:p>14886</text:p>
          </table:table-cell>
          <table:table-cell office:value-type="float" office:value="21320">
            <text:p>21320</text:p>
          </table:table-cell>
          <table:table-cell office:value-type="float" office:value="31306">
            <text:p>31306</text:p>
          </table:table-cell>
          <table:table-cell office:value-type="float" office:value="-175.125">
            <text:p>-175.125</text:p>
          </table:table-cell>
          <table:table-cell office:value-type="float" office:value="495.625">
            <text:p>495.625</text:p>
          </table:table-cell>
          <table:table-cell office:value-type="float" office:value="253.125">
            <text:p>253.125</text:p>
          </table:table-cell>
          <table:table-cell office:value-type="float" office:value="-0.0117644095122934">
            <text:p>-0.0117644095</text:p>
          </table:table-cell>
          <table:table-cell office:value-type="float" office:value="0.0232469512195122">
            <text:p>0.0232469512</text:p>
          </table:table-cell>
          <table:table-cell office:value-type="float" office:value="0.00808551076470964">
            <text:p>0.0080855108</text:p>
          </table:table-cell>
          <table:table-cell office:value-type="float" office:value="0.959095833316072">
            <text:p>0.9590958333</text:p>
          </table:table-cell>
          <table:table-cell office:value-type="float" office:value="1.08242355392066">
            <text:p>1.0824235539</text:p>
          </table:table-cell>
          <table:table-cell office:value-type="float" office:value="1.02842742362576">
            <text:p>1.0284274236</text:p>
          </table:table-cell>
          <table:table-cell office:value-type="float" office:value="0">
            <text:p>0</text:p>
          </table:table-cell>
          <table:table-cell office:value-type="float" office:value="30.1619380082293">
            <text:p>30.16193800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579">
            <text:p>579</text:p>
          </table:table-cell>
          <table:table-cell office:value-type="float" office:value="806">
            <text:p>806</text:p>
          </table:table-cell>
          <table:table-cell office:value-type="float" office:value="1163">
            <text:p>1163</text:p>
          </table:table-cell>
          <table:table-cell office:value-type="float" office:value="15114">
            <text:p>15114</text:p>
          </table:table-cell>
          <table:table-cell office:value-type="float" office:value="21308">
            <text:p>21308</text:p>
          </table:table-cell>
          <table:table-cell office:value-type="float" office:value="30107">
            <text:p>30107</text:p>
          </table:table-cell>
          <table:table-cell office:value-type="float" office:value="-198">
            <text:p>-198</text:p>
          </table:table-cell>
          <table:table-cell office:value-type="float" office:value="366.375">
            <text:p>366.375</text:p>
          </table:table-cell>
          <table:table-cell office:value-type="float" office:value="704.5">
            <text:p>704.5</text:p>
          </table:table-cell>
          <table:table-cell office:value-type="float" office:value="-0.0131004366812227">
            <text:p>-0.0131004367</text:p>
          </table:table-cell>
          <table:table-cell office:value-type="float" office:value="0.0171942462924723">
            <text:p>0.0171942463</text:p>
          </table:table-cell>
          <table:table-cell office:value-type="float" office:value="0.0233998737835055">
            <text:p>0.0233998738</text:p>
          </table:table-cell>
          <table:table-cell office:value-type="float" office:value="0.954484849640548">
            <text:p>0.9544848496</text:p>
          </table:table-cell>
          <table:table-cell office:value-type="float" office:value="1.06075932055056">
            <text:p>1.0607593206</text:p>
          </table:table-cell>
          <table:table-cell office:value-type="float" office:value="1.08297276426471">
            <text:p>1.0829727643</text:p>
          </table:table-cell>
          <table:table-cell table:number-columns-repeated="2" office:value-type="float" office:value="0">
            <text:p>0</text:p>
          </table:table-cell>
          <table:table-cell office:value-type="float" office:value="29.9670717031631">
            <text:p>29.9670717032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15855">
            <text:p>15855</text:p>
          </table:table-cell>
          <table:table-cell office:value-type="float" office:value="21565">
            <text:p>21565</text:p>
          </table:table-cell>
          <table:table-cell office:value-type="float" office:value="33147">
            <text:p>33147</text:p>
          </table:table-cell>
          <table:table-cell office:value-type="float" office:value="124.5">
            <text:p>124.5</text:p>
          </table:table-cell>
          <table:table-cell office:value-type="float" office:value="43.375">
            <text:p>43.375</text:p>
          </table:table-cell>
          <table:table-cell office:value-type="float" office:value="284.625">
            <text:p>284.625</text:p>
          </table:table-cell>
          <table:table-cell office:value-type="float" office:value="0.00785241248817408">
            <text:p>0.0078524125</text:p>
          </table:table-cell>
          <table:table-cell office:value-type="float" office:value="0.002011361001623">
            <text:p>0.002011361</text:p>
          </table:table-cell>
          <table:table-cell office:value-type="float" office:value="0.00858674993212055">
            <text:p>0.0085867499</text:p>
          </table:table-cell>
          <table:table-cell office:value-type="float" office:value="1.0276042980571">
            <text:p>1.0276042981</text:p>
          </table:table-cell>
          <table:table-cell office:value-type="float" office:value="1.00704769282891">
            <text:p>1.0070476928</text:p>
          </table:table-cell>
          <table:table-cell office:value-type="float" office:value="1.03019814002024">
            <text:p>1.030198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49">
            <text:p>649</text:p>
          </table:table-cell>
          <table:table-cell office:value-type="float" office:value="15860">
            <text:p>15860</text:p>
          </table:table-cell>
          <table:table-cell office:value-type="float" office:value="22982">
            <text:p>22982</text:p>
          </table:table-cell>
          <table:table-cell office:value-type="float" office:value="34972">
            <text:p>34972</text:p>
          </table:table-cell>
          <table:table-cell office:value-type="float" office:value="54.875">
            <text:p>54.875</text:p>
          </table:table-cell>
          <table:table-cell office:value-type="float" office:value="-117.25">
            <text:p>-117.25</text:p>
          </table:table-cell>
          <table:table-cell office:value-type="float" office:value="-74.25">
            <text:p>-74.25</text:p>
          </table:table-cell>
          <table:table-cell office:value-type="float" office:value="0.00345996216897856">
            <text:p>0.0034599622</text:p>
          </table:table-cell>
          <table:table-cell office:value-type="float" office:value="-0.00510181881472457">
            <text:p>-0.0051018188</text:p>
          </table:table-cell>
          <table:table-cell office:value-type="float" office:value="-0.00212312707308704">
            <text:p>-0.0021231271</text:p>
          </table:table-cell>
          <table:table-cell office:value-type="float" office:value="1.01213333141432">
            <text:p>1.0121333314</text:p>
          </table:table-cell>
          <table:table-cell office:value-type="float" office:value="0.982194650116692">
            <text:p>0.9821946501</text:p>
          </table:table-cell>
          <table:table-cell office:value-type="float" office:value="0.99257789027459">
            <text:p>0.99257789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15727">
            <text:p>15727</text:p>
          </table:table-cell>
          <table:table-cell office:value-type="float" office:value="22028">
            <text:p>22028</text:p>
          </table:table-cell>
          <table:table-cell office:value-type="float" office:value="36058">
            <text:p>36058</text:p>
          </table:table-cell>
          <table:table-cell office:value-type="float" office:value="249.25">
            <text:p>249.25</text:p>
          </table:table-cell>
          <table:table-cell office:value-type="float" office:value="81.75">
            <text:p>81.75</text:p>
          </table:table-cell>
          <table:table-cell office:value-type="float" office:value="-348.25">
            <text:p>-348.25</text:p>
          </table:table-cell>
          <table:table-cell office:value-type="float" office:value="0.0158485407261398">
            <text:p>0.0158485407</text:p>
          </table:table-cell>
          <table:table-cell office:value-type="float" office:value="0.00371118576357363">
            <text:p>0.0037111858</text:p>
          </table:table-cell>
          <table:table-cell office:value-type="float" office:value="-0.0096580509179655">
            <text:p>-0.0096580509</text:p>
          </table:table-cell>
          <table:table-cell office:value-type="float" office:value="1.05596219797806">
            <text:p>1.055962198</text:p>
          </table:table-cell>
          <table:table-cell office:value-type="float" office:value="1.01301614505606">
            <text:p>1.0130161451</text:p>
          </table:table-cell>
          <table:table-cell office:value-type="float" office:value="0.966379646564287">
            <text:p>0.96637964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6068">
            <text:p>16068</text:p>
          </table:table-cell>
          <table:table-cell office:value-type="float" office:value="21641">
            <text:p>21641</text:p>
          </table:table-cell>
          <table:table-cell office:value-type="float" office:value="34882">
            <text:p>34882</text:p>
          </table:table-cell>
          <table:table-cell office:value-type="float" office:value="142">
            <text:p>142</text:p>
          </table:table-cell>
          <table:table-cell office:value-type="float" office:value="134.5">
            <text:p>134.5</text:p>
          </table:table-cell>
          <table:table-cell office:value-type="float" office:value="-927.625">
            <text:p>-927.625</text:p>
          </table:table-cell>
          <table:table-cell office:value-type="float" office:value="0.00883744087627583">
            <text:p>0.0088374409</text:p>
          </table:table-cell>
          <table:table-cell office:value-type="float" office:value="0.00621505475717388">
            <text:p>0.0062150548</text:p>
          </table:table-cell>
          <table:table-cell office:value-type="float" office:value="-0.0265932285992776">
            <text:p>-0.0265932286</text:p>
          </table:table-cell>
          <table:table-cell office:value-type="float" office:value="1.031084119775">
            <text:p>1.0310841198</text:p>
          </table:table-cell>
          <table:table-cell office:value-type="float" office:value="1.02182840038515">
            <text:p>1.0218284004</text:p>
          </table:table-cell>
          <table:table-cell office:value-type="float" office:value="0.908309811524902">
            <text:p>0.9083098115</text:p>
          </table:table-cell>
          <table:table-cell table:number-columns-repeated="2" office:value-type="float" office:value="0">
            <text:p>0</text:p>
          </table:table-cell>
          <table:table-cell office:value-type="float" office:value="-25.716669390002">
            <text:p>-25.71666939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5689">
            <text:p>15689</text:p>
          </table:table-cell>
          <table:table-cell office:value-type="float" office:value="22612">
            <text:p>22612</text:p>
          </table:table-cell>
          <table:table-cell office:value-type="float" office:value="33244">
            <text:p>33244</text:p>
          </table:table-cell>
          <table:table-cell office:value-type="float" office:value="192.375">
            <text:p>192.375</text:p>
          </table:table-cell>
          <table:table-cell office:value-type="float" office:value="240">
            <text:p>240</text:p>
          </table:table-cell>
          <table:table-cell office:value-type="float" office:value="263.5">
            <text:p>263.5</text:p>
          </table:table-cell>
          <table:table-cell office:value-type="float" office:value="0.0122617757664606">
            <text:p>0.0122617758</text:p>
          </table:table-cell>
          <table:table-cell office:value-type="float" office:value="0.0106138333628162">
            <text:p>0.0106138334</text:p>
          </table:table-cell>
          <table:table-cell office:value-type="float" office:value="0.00792624232944291">
            <text:p>0.0079262423</text:p>
          </table:table-cell>
          <table:table-cell office:value-type="float" office:value="1.04321090342671">
            <text:p>1.0432109034</text:p>
          </table:table-cell>
          <table:table-cell office:value-type="float" office:value="1.03736921754882">
            <text:p>1.0373692175</text:p>
          </table:table-cell>
          <table:table-cell office:value-type="float" office:value="1.02786498577528">
            <text:p>1.02786498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520">
            <text:p>52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5548">
            <text:p>15548</text:p>
          </table:table-cell>
          <table:table-cell office:value-type="float" office:value="20500">
            <text:p>20500</text:p>
          </table:table-cell>
          <table:table-cell office:value-type="float" office:value="33602">
            <text:p>33602</text:p>
          </table:table-cell>
          <table:table-cell office:value-type="float" office:value="62.875">
            <text:p>62.875</text:p>
          </table:table-cell>
          <table:table-cell office:value-type="float" office:value="116.625">
            <text:p>116.625</text:p>
          </table:table-cell>
          <table:table-cell office:value-type="float" office:value="-41.25">
            <text:p>-41.25</text:p>
          </table:table-cell>
          <table:table-cell office:value-type="float" office:value="0.00404392847954721">
            <text:p>0.0040439285</text:p>
          </table:table-cell>
          <table:table-cell office:value-type="float" office:value="0.0056890243902439">
            <text:p>0.0056890244</text:p>
          </table:table-cell>
          <table:table-cell office:value-type="float" office:value="-0.00122760549967264">
            <text:p>-0.0012276055</text:p>
          </table:table-cell>
          <table:table-cell office:value-type="float" office:value="1.01418580225921">
            <text:p>1.0141858023</text:p>
          </table:table-cell>
          <table:table-cell office:value-type="float" office:value="1.01997502076294">
            <text:p>1.0199750208</text:p>
          </table:table-cell>
          <table:table-cell office:value-type="float" office:value="0.995706334501061">
            <text:p>0.99570633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68">
            <text:p>468</text:p>
          </table:table-cell>
          <table:table-cell table:number-columns-repeated="2" office:value-type="float" office:value="1136">
            <text:p>1136</text:p>
          </table:table-cell>
          <table:table-cell office:value-type="float" office:value="14348">
            <text:p>14348</text:p>
          </table:table-cell>
          <table:table-cell office:value-type="float" office:value="20270">
            <text:p>20270</text:p>
          </table:table-cell>
          <table:table-cell office:value-type="float" office:value="34372">
            <text:p>34372</text:p>
          </table:table-cell>
          <table:table-cell office:value-type="float" office:value="-828.375">
            <text:p>-828.375</text:p>
          </table:table-cell>
          <table:table-cell office:value-type="float" office:value="323.125">
            <text:p>323.125</text:p>
          </table:table-cell>
          <table:table-cell office:value-type="float" office:value="-471">
            <text:p>-471</text:p>
          </table:table-cell>
          <table:table-cell office:value-type="float" office:value="-0.0577345274602732">
            <text:p>-0.0577345275</text:p>
          </table:table-cell>
          <table:table-cell office:value-type="float" office:value="0.0159410458806117">
            <text:p>0.0159410459</text:p>
          </table:table-cell>
          <table:table-cell office:value-type="float" office:value="-0.0137030140812289">
            <text:p>-0.0137030141</text:p>
          </table:table-cell>
          <table:table-cell office:value-type="float" office:value="0.804462374184723">
            <text:p>0.8044623742</text:p>
          </table:table-cell>
          <table:table-cell office:value-type="float" office:value="1.05629172979193">
            <text:p>1.0562917298</text:p>
          </table:table-cell>
          <table:table-cell office:value-type="float" office:value="0.952407485001723">
            <text:p>0.952407485</text:p>
          </table:table-cell>
          <table:table-cell office:value-type="float" office:value="-11.6557567916703">
            <text:p>-11.65575679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183">
            <text:p>1183</text:p>
          </table:table-cell>
          <table:table-cell office:value-type="float" office:value="12703">
            <text:p>12703</text:p>
          </table:table-cell>
          <table:table-cell office:value-type="float" office:value="20915">
            <text:p>20915</text:p>
          </table:table-cell>
          <table:table-cell office:value-type="float" office:value="33338">
            <text:p>33338</text:p>
          </table:table-cell>
          <table:table-cell office:value-type="float" office:value="-815.25">
            <text:p>-815.25</text:p>
          </table:table-cell>
          <table:table-cell office:value-type="float" office:value="274.25">
            <text:p>274.25</text:p>
          </table:table-cell>
          <table:table-cell office:value-type="float" office:value="-783.375">
            <text:p>-783.375</text:p>
          </table:table-cell>
          <table:table-cell office:value-type="float" office:value="-0.0641777532866252">
            <text:p>-0.0641777533</text:p>
          </table:table-cell>
          <table:table-cell office:value-type="float" office:value="0.0131125986134353">
            <text:p>0.0131125986</text:p>
          </table:table-cell>
          <table:table-cell office:value-type="float" office:value="-0.02349796028556">
            <text:p>-0.0234979603</text:p>
          </table:table-cell>
          <table:table-cell office:value-type="float" office:value="0.783450680169973">
            <text:p>0.7834506802</text:p>
          </table:table-cell>
          <table:table-cell office:value-type="float" office:value="1.04623109802212">
            <text:p>1.046231098</text:p>
          </table:table-cell>
          <table:table-cell office:value-type="float" office:value="0.9188393611102">
            <text:p>0.9188393611</text:p>
          </table:table-cell>
          <table:table-cell office:value-type="float" office:value="-10.450022976712">
            <text:p>-10.4500229767</text:p>
          </table:table-cell>
          <table:table-cell office:value-type="float" office:value="0">
            <text:p>0</text:p>
          </table:table-cell>
          <table:table-cell office:value-type="float" office:value="-29.1502379658585">
            <text:p>-29.1502379659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803">
            <text:p>803</text:p>
          </table:table-cell>
          <table:table-cell office:value-type="float" office:value="11869">
            <text:p>11869</text:p>
          </table:table-cell>
          <table:table-cell office:value-type="float" office:value="20536">
            <text:p>20536</text:p>
          </table:table-cell>
          <table:table-cell office:value-type="float" office:value="31410">
            <text:p>31410</text:p>
          </table:table-cell>
          <table:table-cell office:value-type="float" office:value="-516.875">
            <text:p>-516.875</text:p>
          </table:table-cell>
          <table:table-cell office:value-type="float" office:value="-868.5">
            <text:p>-868.5</text:p>
          </table:table-cell>
          <table:table-cell office:value-type="float" office:value="169.125">
            <text:p>169.125</text:p>
          </table:table-cell>
          <table:table-cell office:value-type="float" office:value="-0.0435483191507288">
            <text:p>-0.0435483192</text:p>
          </table:table-cell>
          <table:table-cell office:value-type="float" office:value="-0.0422915855083755">
            <text:p>-0.0422915855</text:p>
          </table:table-cell>
          <table:table-cell office:value-type="float" office:value="0.00538443170964661">
            <text:p>0.0053844317</text:p>
          </table:table-cell>
          <table:table-cell office:value-type="float" office:value="0.851297936930122">
            <text:p>0.8512979369</text:p>
          </table:table-cell>
          <table:table-cell office:value-type="float" office:value="0.855485064002118">
            <text:p>0.855485064</text:p>
          </table:table-cell>
          <table:table-cell office:value-type="float" office:value="1.01890233550924">
            <text:p>1.0189023355</text:p>
          </table:table-cell>
          <table:table-cell office:value-type="float" office:value="-15.5675924984318">
            <text:p>-15.5675924984</text:p>
          </table:table-cell>
          <table:table-cell office:value-type="float" office:value="-16.0406489493443">
            <text:p>-16.04064894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577">
            <text:p>577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12395">
            <text:p>12395</text:p>
          </table:table-cell>
          <table:table-cell office:value-type="float" office:value="20182">
            <text:p>20182</text:p>
          </table:table-cell>
          <table:table-cell office:value-type="float" office:value="32755">
            <text:p>32755</text:p>
          </table:table-cell>
          <table:table-cell office:value-type="float" office:value="-281.5">
            <text:p>-281.5</text:p>
          </table:table-cell>
          <table:table-cell office:value-type="float" office:value="-1111.375">
            <text:p>-1111.375</text:p>
          </table:table-cell>
          <table:table-cell office:value-type="float" office:value="-68.75">
            <text:p>-68.75</text:p>
          </table:table-cell>
          <table:table-cell office:value-type="float" office:value="-0.0227107704719645">
            <text:p>-0.0227107705</text:p>
          </table:table-cell>
          <table:table-cell office:value-type="float" office:value="-0.0550676345258151">
            <text:p>-0.0550676345</text:p>
          </table:table-cell>
          <table:table-cell office:value-type="float" office:value="-0.00209891619600061">
            <text:p>-0.0020989162</text:p>
          </table:table-cell>
          <table:table-cell office:value-type="float" office:value="0.921523230375168">
            <text:p>0.9215232304</text:p>
          </table:table-cell>
          <table:table-cell office:value-type="float" office:value="0.813206870129294">
            <text:p>0.8132068701</text:p>
          </table:table-cell>
          <table:table-cell office:value-type="float" office:value="0.992662427994426">
            <text:p>0.992662428</text:p>
          </table:table-cell>
          <table:table-cell office:value-type="float" office:value="-30.1727364258524">
            <text:p>-30.1727364259</text:p>
          </table:table-cell>
          <table:table-cell office:value-type="float" office:value="-12.2373521176669">
            <text:p>-12.23735211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580">
            <text:p>580</text:p>
          </table:table-cell>
          <table:table-cell office:value-type="float" office:value="844">
            <text:p>844</text:p>
          </table:table-cell>
          <table:table-cell office:value-type="float" office:value="1252">
            <text:p>1252</text:p>
          </table:table-cell>
          <table:table-cell office:value-type="float" office:value="13148">
            <text:p>13148</text:p>
          </table:table-cell>
          <table:table-cell office:value-type="float" office:value="19731">
            <text:p>19731</text:p>
          </table:table-cell>
          <table:table-cell office:value-type="float" office:value="33888">
            <text:p>33888</text:p>
          </table:table-cell>
          <table:table-cell office:value-type="float" office:value="-176">
            <text:p>-176</text:p>
          </table:table-cell>
          <table:table-cell office:value-type="float" office:value="-187.25">
            <text:p>-187.25</text:p>
          </table:table-cell>
          <table:table-cell office:value-type="float" office:value="-319.375">
            <text:p>-319.375</text:p>
          </table:table-cell>
          <table:table-cell office:value-type="float" office:value="-0.013386066321874">
            <text:p>-0.0133860663</text:p>
          </table:table-cell>
          <table:table-cell office:value-type="float" office:value="-0.00949014241548832">
            <text:p>-0.0094901424</text:p>
          </table:table-cell>
          <table:table-cell office:value-type="float" office:value="-0.0094244275259679">
            <text:p>-0.0094244275</text:p>
          </table:table-cell>
          <table:table-cell office:value-type="float" office:value="0.953499973945725">
            <text:p>0.9534999739</text:p>
          </table:table-cell>
          <table:table-cell office:value-type="float" office:value="0.966961024639801">
            <text:p>0.9669610246</text:p>
          </table:table-cell>
          <table:table-cell office:value-type="float" office:value="0.967188590534129">
            <text:p>0.96718859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office:value-type="float" office:value="614">
            <text:p>614</text:p>
          </table:table-cell>
          <table:table-cell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2402">
            <text:p>12402</text:p>
          </table:table-cell>
          <table:table-cell office:value-type="float" office:value="19088">
            <text:p>19088</text:p>
          </table:table-cell>
          <table:table-cell office:value-type="float" office:value="32966">
            <text:p>32966</text:p>
          </table:table-cell>
          <table:table-cell office:value-type="float" office:value="-776.25">
            <text:p>-776.25</text:p>
          </table:table-cell>
          <table:table-cell office:value-type="float" office:value="-549.25">
            <text:p>-549.25</text:p>
          </table:table-cell>
          <table:table-cell office:value-type="float" office:value="-838.875">
            <text:p>-838.875</text:p>
          </table:table-cell>
          <table:table-cell office:value-type="float" office:value="-0.0625907111756168">
            <text:p>-0.0625907112</text:p>
          </table:table-cell>
          <table:table-cell office:value-type="float" office:value="-0.0287746227996647">
            <text:p>-0.0287746228</text:p>
          </table:table-cell>
          <table:table-cell office:value-type="float" office:value="-0.0254466723290663">
            <text:p>-0.0254466723</text:p>
          </table:table-cell>
          <table:table-cell office:value-type="float" office:value="0.788611001251261">
            <text:p>0.7886110013</text:p>
          </table:table-cell>
          <table:table-cell office:value-type="float" office:value="0.900911658879009">
            <text:p>0.9009116589</text:p>
          </table:table-cell>
          <table:table-cell office:value-type="float" office:value="0.912205811788209">
            <text:p>0.9122058118</text:p>
          </table:table-cell>
          <table:table-cell office:value-type="float" office:value="-10.7239751000814">
            <text:p>-10.7239751001</text:p>
          </table:table-cell>
          <table:table-cell office:value-type="float" office:value="-23.7405763459454">
            <text:p>-23.7405763459</text:p>
          </table:table-cell>
          <table:table-cell office:value-type="float" office:value="-26.8911447610562">
            <text:p>-26.8911447611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835">
            <text:p>835</text:p>
          </table:table-cell>
          <table:table-cell table:number-columns-repeated="2" office:value-type="float" office:value="1239">
            <text:p>1239</text:p>
          </table:table-cell>
          <table:table-cell office:value-type="float" office:value="11705">
            <text:p>11705</text:p>
          </table:table-cell>
          <table:table-cell office:value-type="float" office:value="17755">
            <text:p>17755</text:p>
          </table:table-cell>
          <table:table-cell office:value-type="float" office:value="30391">
            <text:p>30391</text:p>
          </table:table-cell>
          <table:table-cell office:value-type="float" office:value="-474.25">
            <text:p>-474.25</text:p>
          </table:table-cell>
          <table:table-cell office:value-type="float" office:value="-37.25">
            <text:p>-37.25</text:p>
          </table:table-cell>
          <table:table-cell office:value-type="float" office:value="-1401.875">
            <text:p>-1401.875</text:p>
          </table:table-cell>
          <table:table-cell office:value-type="float" office:value="-0.0405168731311405">
            <text:p>-0.0405168731</text:p>
          </table:table-cell>
          <table:table-cell office:value-type="float" office:value="-0.00209800056322163">
            <text:p>-0.0020980006</text:p>
          </table:table-cell>
          <table:table-cell office:value-type="float" office:value="-0.0461279655161067">
            <text:p>-0.0461279655</text:p>
          </table:table-cell>
          <table:table-cell office:value-type="float" office:value="0.861408513377325">
            <text:p>0.8614085134</text:p>
          </table:table-cell>
          <table:table-cell office:value-type="float" office:value="0.992665625177196">
            <text:p>0.9926656252</text:p>
          </table:table-cell>
          <table:table-cell office:value-type="float" office:value="0.84272258753083">
            <text:p>0.8427225875</text:p>
          </table:table-cell>
          <table:table-cell office:value-type="float" office:value="-16.7586552131856">
            <text:p>-16.7586552132</text:p>
          </table:table-cell>
          <table:table-cell office:value-type="float" office:value="0">
            <text:p>0</text:p>
          </table:table-cell>
          <table:table-cell office:value-type="float" office:value="-14.6773136883992">
            <text:p>-14.677313688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61">
            <text:p>561</text:p>
          </table:table-cell>
          <table:table-cell office:value-type="float" office:value="1224">
            <text:p>1224</text:p>
          </table:table-cell>
          <table:table-cell office:value-type="float" office:value="12068">
            <text:p>12068</text:p>
          </table:table-cell>
          <table:table-cell office:value-type="float" office:value="17596">
            <text:p>17596</text:p>
          </table:table-cell>
          <table:table-cell office:value-type="float" office:value="26885">
            <text:p>26885</text:p>
          </table:table-cell>
          <table:table-cell office:value-type="float" office:value="-302.75">
            <text:p>-302.75</text:p>
          </table:table-cell>
          <table:table-cell office:value-type="float" office:value="-8.25">
            <text:p>-8.25</text:p>
          </table:table-cell>
          <table:table-cell office:value-type="float" office:value="-1450">
            <text:p>-1450</text:p>
          </table:table-cell>
          <table:table-cell office:value-type="float" office:value="-0.0250870069605568">
            <text:p>-0.025087007</text:p>
          </table:table-cell>
          <table:table-cell office:value-type="float" office:value="-0.000468856558308707">
            <text:p>-0.0004688566</text:p>
          </table:table-cell>
          <table:table-cell office:value-type="float" office:value="-0.053933420122745">
            <text:p>-0.0539334201</text:p>
          </table:table-cell>
          <table:table-cell office:value-type="float" office:value="0.9134290171578">
            <text:p>0.9134290172</text:p>
          </table:table-cell>
          <table:table-cell office:value-type="float" office:value="0.998359432905805">
            <text:p>0.9983594329</text:p>
          </table:table-cell>
          <table:table-cell office:value-type="float" office:value="0.81693430463042">
            <text:p>0.8169343046</text:p>
          </table:table-cell>
          <table:table-cell office:value-type="float" office:value="-27.2816869327216">
            <text:p>-27.2816869327</text:p>
          </table:table-cell>
          <table:table-cell office:value-type="float" office:value="0">
            <text:p>0</text:p>
          </table:table-cell>
          <table:table-cell office:value-type="float" office:value="-12.5021288917566">
            <text:p>-12.5021288918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829">
            <text:p>829</text:p>
          </table:table-cell>
          <table:table-cell office:value-type="float" office:value="1232">
            <text:p>1232</text:p>
          </table:table-cell>
          <table:table-cell office:value-type="float" office:value="12710">
            <text:p>12710</text:p>
          </table:table-cell>
          <table:table-cell office:value-type="float" office:value="17168">
            <text:p>17168</text:p>
          </table:table-cell>
          <table:table-cell office:value-type="float" office:value="24800">
            <text:p>24800</text:p>
          </table:table-cell>
          <table:table-cell office:value-type="float" office:value="-166">
            <text:p>-166</text:p>
          </table:table-cell>
          <table:table-cell office:value-type="float" office:value="-84">
            <text:p>-84</text:p>
          </table:table-cell>
          <table:table-cell office:value-type="float" office:value="-1439.875">
            <text:p>-1439.875</text:p>
          </table:table-cell>
          <table:table-cell office:value-type="float" office:value="-0.0130605822187254">
            <text:p>-0.0130605822</text:p>
          </table:table-cell>
          <table:table-cell office:value-type="float" office:value="-0.0048928238583411">
            <text:p>-0.0048928239</text:p>
          </table:table-cell>
          <table:table-cell office:value-type="float" office:value="-0.0580594758064516">
            <text:p>-0.0580594758</text:p>
          </table:table-cell>
          <table:table-cell office:value-type="float" office:value="0.95462229669793">
            <text:p>0.9546222967</text:p>
          </table:table-cell>
          <table:table-cell office:value-type="float" office:value="0.982922038357411">
            <text:p>0.9829220384</text:p>
          </table:table-cell>
          <table:table-cell office:value-type="float" office:value="0.803398804030022">
            <text:p>0.803398804</text:p>
          </table:table-cell>
          <table:table-cell table:number-columns-repeated="2" office:value-type="float" office:value="0">
            <text:p>0</text:p>
          </table:table-cell>
          <table:table-cell office:value-type="float" office:value="-11.5885427836294">
            <text:p>-11.588542783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2235">
            <text:p>12235</text:p>
          </table:table-cell>
          <table:table-cell office:value-type="float" office:value="15885">
            <text:p>15885</text:p>
          </table:table-cell>
          <table:table-cell office:value-type="float" office:value="22440">
            <text:p>22440</text:p>
          </table:table-cell>
          <table:table-cell office:value-type="float" office:value="-792.5">
            <text:p>-792.5</text:p>
          </table:table-cell>
          <table:table-cell office:value-type="float" office:value="-88.5">
            <text:p>-88.5</text:p>
          </table:table-cell>
          <table:table-cell office:value-type="float" office:value="-123.375">
            <text:p>-123.375</text:p>
          </table:table-cell>
          <table:table-cell office:value-type="float" office:value="-0.0647731916632611">
            <text:p>-0.0647731917</text:p>
          </table:table-cell>
          <table:table-cell office:value-type="float" office:value="-0.00557129367327668">
            <text:p>-0.0055712937</text:p>
          </table:table-cell>
          <table:table-cell office:value-type="float" office:value="-0.00549799465240642">
            <text:p>-0.0054979947</text:p>
          </table:table-cell>
          <table:table-cell office:value-type="float" office:value="0.781517139240747">
            <text:p>0.7815171392</text:p>
          </table:table-cell>
          <table:table-cell office:value-type="float" office:value="0.980561309197392">
            <text:p>0.9805613092</text:p>
          </table:table-cell>
          <table:table-cell office:value-type="float" office:value="0.980816265489165">
            <text:p>0.9808162655</text:p>
          </table:table-cell>
          <table:table-cell office:value-type="float" office:value="-10.350701486656">
            <text:p>-10.35070148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11236">
            <text:p>11236</text:p>
          </table:table-cell>
          <table:table-cell office:value-type="float" office:value="15544">
            <text:p>15544</text:p>
          </table:table-cell>
          <table:table-cell office:value-type="float" office:value="23931">
            <text:p>23931</text:p>
          </table:table-cell>
          <table:table-cell office:value-type="float" office:value="-543.75">
            <text:p>-543.75</text:p>
          </table:table-cell>
          <table:table-cell office:value-type="float" office:value="-157.875">
            <text:p>-157.875</text:p>
          </table:table-cell>
          <table:table-cell office:value-type="float" office:value="18.625">
            <text:p>18.625</text:p>
          </table:table-cell>
          <table:table-cell office:value-type="float" office:value="-0.0483935564257743">
            <text:p>-0.0483935564</text:p>
          </table:table-cell>
          <table:table-cell office:value-type="float" office:value="-0.0101566520844056">
            <text:p>-0.0101566521</text:p>
          </table:table-cell>
          <table:table-cell office:value-type="float" office:value="0.000778279219422506">
            <text:p>0.0007782792</text:p>
          </table:table-cell>
          <table:table-cell office:value-type="float" office:value="0.835212747664718">
            <text:p>0.8352127477</text:p>
          </table:table-cell>
          <table:table-cell office:value-type="float" office:value="0.964653906564445">
            <text:p>0.9646539066</text:p>
          </table:table-cell>
          <table:table-cell office:value-type="float" office:value="1.00272516447632">
            <text:p>1.0027251645</text:p>
          </table:table-cell>
          <table:table-cell office:value-type="float" office:value="-13.9736909048741">
            <text:p>-13.97369090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08">
            <text:p>608</text:p>
          </table:table-cell>
          <table:table-cell office:value-type="float" office:value="1275">
            <text:p>1275</text:p>
          </table:table-cell>
          <table:table-cell office:value-type="float" office:value="11790">
            <text:p>11790</text:p>
          </table:table-cell>
          <table:table-cell office:value-type="float" office:value="15475">
            <text:p>15475</text:p>
          </table:table-cell>
          <table:table-cell office:value-type="float" office:value="24067">
            <text:p>24067</text:p>
          </table:table-cell>
          <table:table-cell office:value-type="float" office:value="-124.875">
            <text:p>-124.875</text:p>
          </table:table-cell>
          <table:table-cell office:value-type="float" office:value="-329.75">
            <text:p>-329.75</text:p>
          </table:table-cell>
          <table:table-cell office:value-type="float" office:value="-137">
            <text:p>-137</text:p>
          </table:table-cell>
          <table:table-cell office:value-type="float" office:value="-0.0105916030534351">
            <text:p>-0.0105916031</text:p>
          </table:table-cell>
          <table:table-cell office:value-type="float" office:value="-0.0213085621970921">
            <text:p>-0.0213085622</text:p>
          </table:table-cell>
          <table:table-cell office:value-type="float" office:value="-0.00569244193293722">
            <text:p>-0.0056924419</text:p>
          </table:table-cell>
          <table:table-cell office:value-type="float" office:value="0.963149266141251">
            <text:p>0.9631492661</text:p>
          </table:table-cell>
          <table:table-cell office:value-type="float" office:value="0.926309979763076">
            <text:p>0.9263099798</text:p>
          </table:table-cell>
          <table:table-cell office:value-type="float" office:value="0.980139964869233">
            <text:p>0.9801399649</text:p>
          </table:table-cell>
          <table:table-cell office:value-type="float" office:value="0">
            <text:p>0</text:p>
          </table:table-cell>
          <table:table-cell office:value-type="float" office:value="-32.1812273778247">
            <text:p>-32.1812273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12115">
            <text:p>12115</text:p>
          </table:table-cell>
          <table:table-cell office:value-type="float" office:value="16134">
            <text:p>16134</text:p>
          </table:table-cell>
          <table:table-cell office:value-type="float" office:value="22957">
            <text:p>22957</text:p>
          </table:table-cell>
          <table:table-cell office:value-type="float" office:value="-134.875">
            <text:p>-134.875</text:p>
          </table:table-cell>
          <table:table-cell office:value-type="float" office:value="-196.75">
            <text:p>-196.75</text:p>
          </table:table-cell>
          <table:table-cell office:value-type="float" office:value="-216.875">
            <text:p>-216.875</text:p>
          </table:table-cell>
          <table:table-cell office:value-type="float" office:value="-0.0111328931077177">
            <text:p>-0.0111328931</text:p>
          </table:table-cell>
          <table:table-cell office:value-type="float" office:value="-0.0121947440188422">
            <text:p>-0.012194744</text:p>
          </table:table-cell>
          <table:table-cell office:value-type="float" office:value="-0.00944700962669338">
            <text:p>-0.0094470096</text:p>
          </table:table-cell>
          <table:table-cell office:value-type="float" office:value="0.961277799088526">
            <text:p>0.9612777991</text:p>
          </table:table-cell>
          <table:table-cell office:value-type="float" office:value="0.957609871026155">
            <text:p>0.957609871</text:p>
          </table:table-cell>
          <table:table-cell office:value-type="float" office:value="0.967110388448711">
            <text:p>0.96711038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45">
            <text:p>1245</text:p>
          </table:table-cell>
          <table:table-cell office:value-type="float" office:value="11732">
            <text:p>11732</text:p>
          </table:table-cell>
          <table:table-cell office:value-type="float" office:value="15852">
            <text:p>15852</text:p>
          </table:table-cell>
          <table:table-cell office:value-type="float" office:value="22444">
            <text:p>22444</text:p>
          </table:table-cell>
          <table:table-cell office:value-type="float" office:value="-81.75">
            <text:p>-81.75</text:p>
          </table:table-cell>
          <table:table-cell office:value-type="float" office:value="-59.625">
            <text:p>-59.625</text:p>
          </table:table-cell>
          <table:table-cell office:value-type="float" office:value="-7.5">
            <text:p>-7.5</text:p>
          </table:table-cell>
          <table:table-cell office:value-type="float" office:value="-0.00696812137742925">
            <text:p>-0.0069681214</text:p>
          </table:table-cell>
          <table:table-cell office:value-type="float" office:value="-0.0037613550340651">
            <text:p>-0.003761355</text:p>
          </table:table-cell>
          <table:table-cell office:value-type="float" office:value="-0.00033416503297095">
            <text:p>-0.000334165</text:p>
          </table:table-cell>
          <table:table-cell office:value-type="float" office:value="0.975706742421438">
            <text:p>0.9757067424</text:p>
          </table:table-cell>
          <table:table-cell office:value-type="float" office:value="0.986862987052489">
            <text:p>0.9868629871</text:p>
          </table:table-cell>
          <table:table-cell office:value-type="float" office:value="0.998830641250489">
            <text:p>0.99883064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table:number-columns-repeated="2" office:value-type="float" office:value="1221">
            <text:p>1221</text:p>
          </table:table-cell>
          <table:table-cell office:value-type="float" office:value="11422">
            <text:p>11422</text:p>
          </table:table-cell>
          <table:table-cell office:value-type="float" office:value="16430">
            <text:p>16430</text:p>
          </table:table-cell>
          <table:table-cell office:value-type="float" office:value="23428">
            <text:p>23428</text:p>
          </table:table-cell>
          <table:table-cell office:value-type="float" office:value="-100">
            <text:p>-100</text:p>
          </table:table-cell>
          <table:table-cell office:value-type="float" office:value="20">
            <text:p>20</text:p>
          </table:table-cell>
          <table:table-cell office:value-type="float" office:value="-88.125">
            <text:p>-88.125</text:p>
          </table:table-cell>
          <table:table-cell office:value-type="float" office:value="-0.00875503414463316">
            <text:p>-0.0087550341</text:p>
          </table:table-cell>
          <table:table-cell office:value-type="float" office:value="0.00121728545343883">
            <text:p>0.0012172855</text:p>
          </table:table-cell>
          <table:table-cell office:value-type="float" office:value="-0.00376152467133345">
            <text:p>-0.0037615247</text:p>
          </table:table-cell>
          <table:table-cell office:value-type="float" office:value="0.969507615714616">
            <text:p>0.9695076157</text:p>
          </table:table-cell>
          <table:table-cell office:value-type="float" office:value="1.00426340338343">
            <text:p>1.0042634034</text:p>
          </table:table-cell>
          <table:table-cell office:value-type="float" office:value="0.986862395823325">
            <text:p>0.98686239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623">
            <text:p>623</text:p>
          </table:table-cell>
          <table:table-cell office:value-type="float" office:value="885">
            <text:p>885</text:p>
          </table:table-cell>
          <table:table-cell office:value-type="float" office:value="11525">
            <text:p>11525</text:p>
          </table:table-cell>
          <table:table-cell office:value-type="float" office:value="16550">
            <text:p>16550</text:p>
          </table:table-cell>
          <table:table-cell office:value-type="float" office:value="23213">
            <text:p>23213</text:p>
          </table:table-cell>
          <table:table-cell office:value-type="float" office:value="-128.875">
            <text:p>-128.875</text:p>
          </table:table-cell>
          <table:table-cell office:value-type="float" office:value="-7.375">
            <text:p>-7.375</text:p>
          </table:table-cell>
          <table:table-cell office:value-type="float" office:value="-166.375">
            <text:p>-166.375</text:p>
          </table:table-cell>
          <table:table-cell office:value-type="float" office:value="-0.0111822125813449">
            <text:p>-0.0111822126</text:p>
          </table:table-cell>
          <table:table-cell office:value-type="float" office:value="-0.000445619335347432">
            <text:p>-0.0004456193</text:p>
          </table:table-cell>
          <table:table-cell office:value-type="float" office:value="-0.00716732003618662">
            <text:p>-0.00716732</text:p>
          </table:table-cell>
          <table:table-cell office:value-type="float" office:value="0.961107338046593">
            <text:p>0.961107338</text:p>
          </table:table-cell>
          <table:table-cell office:value-type="float" office:value="0.998440721536404">
            <text:p>0.9984407215</text:p>
          </table:table-cell>
          <table:table-cell office:value-type="float" office:value="0.975015066007289">
            <text:p>0.9750150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6">
            <text:p>656</text:p>
          </table:table-cell>
          <table:table-cell office:value-type="float" office:value="1334">
            <text:p>1334</text:p>
          </table:table-cell>
          <table:table-cell office:value-type="float" office:value="11778">
            <text:p>11778</text:p>
          </table:table-cell>
          <table:table-cell office:value-type="float" office:value="15680">
            <text:p>15680</text:p>
          </table:table-cell>
          <table:table-cell office:value-type="float" office:value="22637">
            <text:p>22637</text:p>
          </table:table-cell>
          <table:table-cell office:value-type="float" office:value="-194.25">
            <text:p>-194.25</text:p>
          </table:table-cell>
          <table:table-cell office:value-type="float" office:value="-197">
            <text:p>-197</text:p>
          </table:table-cell>
          <table:table-cell office:value-type="float" office:value="-179">
            <text:p>-179</text:p>
          </table:table-cell>
          <table:table-cell office:value-type="float" office:value="-0.016492613346918">
            <text:p>-0.0164926133</text:p>
          </table:table-cell>
          <table:table-cell office:value-type="float" office:value="-0.0125637755102041">
            <text:p>-0.0125637755</text:p>
          </table:table-cell>
          <table:table-cell office:value-type="float" office:value="-0.00790740822547157">
            <text:p>-0.0079074082</text:p>
          </table:table-cell>
          <table:table-cell office:value-type="float" office:value="0.942808985624009">
            <text:p>0.9428089856</text:p>
          </table:table-cell>
          <table:table-cell office:value-type="float" office:value="0.956336168686224">
            <text:p>0.9563361687</text:p>
          </table:table-cell>
          <table:table-cell office:value-type="float" office:value="0.972446624336344">
            <text:p>0.97244662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7">
            <text:p>877</text:p>
          </table:table-cell>
          <table:table-cell office:value-type="float" office:value="1295">
            <text:p>1295</text:p>
          </table:table-cell>
          <table:table-cell office:value-type="float" office:value="11472">
            <text:p>11472</text:p>
          </table:table-cell>
          <table:table-cell office:value-type="float" office:value="15397">
            <text:p>15397</text:p>
          </table:table-cell>
          <table:table-cell office:value-type="float" office:value="21746">
            <text:p>21746</text:p>
          </table:table-cell>
          <table:table-cell office:value-type="float" office:value="-84.875">
            <text:p>-84.875</text:p>
          </table:table-cell>
          <table:table-cell office:value-type="float" office:value="-71.25">
            <text:p>-71.25</text:p>
          </table:table-cell>
          <table:table-cell office:value-type="float" office:value="-604.25">
            <text:p>-604.25</text:p>
          </table:table-cell>
          <table:table-cell office:value-type="float" office:value="-0.00739844839609484">
            <text:p>-0.0073984484</text:p>
          </table:table-cell>
          <table:table-cell office:value-type="float" office:value="-0.00462752484250179">
            <text:p>-0.0046275248</text:p>
          </table:table-cell>
          <table:table-cell office:value-type="float" office:value="-0.0277867193966707">
            <text:p>-0.0277867194</text:p>
          </table:table-cell>
          <table:table-cell office:value-type="float" office:value="0.974212715209461">
            <text:p>0.9742127152</text:p>
          </table:table-cell>
          <table:table-cell office:value-type="float" office:value="0.983845634464133">
            <text:p>0.9838456345</text:p>
          </table:table-cell>
          <table:table-cell office:value-type="float" office:value="0.904259801590318">
            <text:p>0.9042598016</text:p>
          </table:table-cell>
          <table:table-cell table:number-columns-repeated="2" office:value-type="float" office:value="0">
            <text:p>0</text:p>
          </table:table-cell>
          <table:table-cell office:value-type="float" office:value="-24.5970673474322">
            <text:p>-24.5970673474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625">
            <text:p>625</text:p>
          </table:table-cell>
          <table:table-cell table:number-columns-repeated="2" office:value-type="float" office:value="1308">
            <text:p>1308</text:p>
          </table:table-cell>
          <table:table-cell office:value-type="float" office:value="11158">
            <text:p>11158</text:p>
          </table:table-cell>
          <table:table-cell office:value-type="float" office:value="15030">
            <text:p>15030</text:p>
          </table:table-cell>
          <table:table-cell office:value-type="float" office:value="23015">
            <text:p>23015</text:p>
          </table:table-cell>
          <table:table-cell office:value-type="float" office:value="-61.75">
            <text:p>-61.75</text:p>
          </table:table-cell>
          <table:table-cell office:value-type="float" office:value="-744.375">
            <text:p>-744.375</text:p>
          </table:table-cell>
          <table:table-cell office:value-type="float" office:value="-91">
            <text:p>-91</text:p>
          </table:table-cell>
          <table:table-cell office:value-type="float" office:value="-0.00553414590428392">
            <text:p>-0.0055341459</text:p>
          </table:table-cell>
          <table:table-cell office:value-type="float" office:value="-0.0495259481037924">
            <text:p>-0.0495259481</text:p>
          </table:table-cell>
          <table:table-cell office:value-type="float" office:value="-0.00395394308059961">
            <text:p>-0.0039539431</text:p>
          </table:table-cell>
          <table:table-cell office:value-type="float" office:value="0.980690517805951">
            <text:p>0.9806905178</text:p>
          </table:table-cell>
          <table:table-cell office:value-type="float" office:value="0.831466707926462">
            <text:p>0.8314667079</text:p>
          </table:table-cell>
          <table:table-cell office:value-type="float" office:value="0.986191841203035">
            <text:p>0.9861918412</text:p>
          </table:table-cell>
          <table:table-cell office:value-type="float" office:value="0">
            <text:p>0</text:p>
          </table:table-cell>
          <table:table-cell office:value-type="float" office:value="-13.6461293095368">
            <text:p>-13.64612930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4">
            <text:p>624</text:p>
          </table:table-cell>
          <table:table-cell office:value-type="float" office:value="1309">
            <text:p>1309</text:p>
          </table:table-cell>
          <table:table-cell office:value-type="float" office:value="11030">
            <text:p>11030</text:p>
          </table:table-cell>
          <table:table-cell office:value-type="float" office:value="15218">
            <text:p>15218</text:p>
          </table:table-cell>
          <table:table-cell office:value-type="float" office:value="22140">
            <text:p>22140</text:p>
          </table:table-cell>
          <table:table-cell office:value-type="float" office:value="-92.875">
            <text:p>-92.875</text:p>
          </table:table-cell>
          <table:table-cell office:value-type="float" office:value="-15">
            <text:p>-15</text:p>
          </table:table-cell>
          <table:table-cell office:value-type="float" office:value="8.625">
            <text:p>8.625</text:p>
          </table:table-cell>
          <table:table-cell office:value-type="float" office:value="-0.00842021758839529">
            <text:p>-0.0084202176</text:p>
          </table:table-cell>
          <table:table-cell office:value-type="float" office:value="-0.000985674858719937">
            <text:p>-0.0009856749</text:p>
          </table:table-cell>
          <table:table-cell office:value-type="float" office:value="0.000389566395663957">
            <text:p>0.0003895664</text:p>
          </table:table-cell>
          <table:table-cell office:value-type="float" office:value="0.970668202566519">
            <text:p>0.9706682026</text:p>
          </table:table-cell>
          <table:table-cell office:value-type="float" office:value="0.996552042242137">
            <text:p>0.9965520422</text:p>
          </table:table-cell>
          <table:table-cell office:value-type="float" office:value="1.0013637798383">
            <text:p>1.00136377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255">
            <text:p>1255</text:p>
          </table:table-cell>
          <table:table-cell office:value-type="float" office:value="10400">
            <text:p>10400</text:p>
          </table:table-cell>
          <table:table-cell office:value-type="float" office:value="14658">
            <text:p>14658</text:p>
          </table:table-cell>
          <table:table-cell office:value-type="float" office:value="20937">
            <text:p>20937</text:p>
          </table:table-cell>
          <table:table-cell office:value-type="float" office:value="270.5">
            <text:p>270.5</text:p>
          </table:table-cell>
          <table:table-cell office:value-type="float" office:value="-220.75">
            <text:p>-220.75</text:p>
          </table:table-cell>
          <table:table-cell office:value-type="float" office:value="-302.375">
            <text:p>-302.375</text:p>
          </table:table-cell>
          <table:table-cell office:value-type="float" office:value="0.0260096153846154">
            <text:p>0.0260096154</text:p>
          </table:table-cell>
          <table:table-cell office:value-type="float" office:value="-0.0150600354755083">
            <text:p>-0.0150600355</text:p>
          </table:table-cell>
          <table:table-cell office:value-type="float" office:value="-0.0144421359316043">
            <text:p>-0.0144421359</text:p>
          </table:table-cell>
          <table:table-cell office:value-type="float" office:value="1.09235959402737">
            <text:p>1.092359594</text:p>
          </table:table-cell>
          <table:table-cell office:value-type="float" office:value="0.947734412986027">
            <text:p>0.947734413</text:p>
          </table:table-cell>
          <table:table-cell office:value-type="float" office:value="0.949861331808308">
            <text:p>0.9498613318</text:p>
          </table:table-cell>
          <table:table-cell office:value-type="float" office:value="26.9947417423955">
            <text:p>26.99474174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780">
            <text:p>780</text:p>
          </table:table-cell>
          <table:table-cell office:value-type="float" office:value="1201">
            <text:p>1201</text:p>
          </table:table-cell>
          <table:table-cell office:value-type="float" office:value="10008">
            <text:p>10008</text:p>
          </table:table-cell>
          <table:table-cell office:value-type="float" office:value="14850">
            <text:p>14850</text:p>
          </table:table-cell>
          <table:table-cell office:value-type="float" office:value="21202">
            <text:p>21202</text:p>
          </table:table-cell>
          <table:table-cell office:value-type="float" office:value="77">
            <text:p>77</text:p>
          </table:table-cell>
          <table:table-cell office:value-type="float" office:value="-387.625">
            <text:p>-387.625</text:p>
          </table:table-cell>
          <table:table-cell office:value-type="float" office:value="-52.625">
            <text:p>-52.625</text:p>
          </table:table-cell>
          <table:table-cell office:value-type="float" office:value="0.00769384492406075">
            <text:p>0.0076938449</text:p>
          </table:table-cell>
          <table:table-cell office:value-type="float" office:value="-0.0261026936026936">
            <text:p>-0.0261026936</text:p>
          </table:table-cell>
          <table:table-cell office:value-type="float" office:value="-0.00248207716253184">
            <text:p>-0.0024820772</text:p>
          </table:table-cell>
          <table:table-cell office:value-type="float" office:value="1.02704447992365">
            <text:p>1.0270444799</text:p>
          </table:table-cell>
          <table:table-cell office:value-type="float" office:value="0.909976019592672">
            <text:p>0.9099760196</text:p>
          </table:table-cell>
          <table:table-cell office:value-type="float" office:value="0.991324804916939">
            <text:p>0.9913248049</text:p>
          </table:table-cell>
          <table:table-cell office:value-type="float" office:value="0">
            <text:p>0</text:p>
          </table:table-cell>
          <table:table-cell office:value-type="float" office:value="-26.2065213680127">
            <text:p>-26.2065213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226">
            <text:p>1226</text:p>
          </table:table-cell>
          <table:table-cell office:value-type="float" office:value="7900">
            <text:p>7900</text:p>
          </table:table-cell>
          <table:table-cell office:value-type="float" office:value="14074">
            <text:p>14074</text:p>
          </table:table-cell>
          <table:table-cell office:value-type="float" office:value="22047">
            <text:p>22047</text:p>
          </table:table-cell>
          <table:table-cell office:value-type="float" office:value="-302.5">
            <text:p>-302.5</text:p>
          </table:table-cell>
          <table:table-cell office:value-type="float" office:value="-94.125">
            <text:p>-94.125</text:p>
          </table:table-cell>
          <table:table-cell office:value-type="float" office:value="-123.5">
            <text:p>-123.5</text:p>
          </table:table-cell>
          <table:table-cell office:value-type="float" office:value="-0.0382911392405063">
            <text:p>-0.0382911392</text:p>
          </table:table-cell>
          <table:table-cell office:value-type="float" office:value="-0.0066878641466534">
            <text:p>-0.0066878641</text:p>
          </table:table-cell>
          <table:table-cell office:value-type="float" office:value="-0.00560166916133714">
            <text:p>-0.0056016692</text:p>
          </table:table-cell>
          <table:table-cell office:value-type="float" office:value="0.868854786893126">
            <text:p>0.8688547869</text:p>
          </table:table-cell>
          <table:table-cell office:value-type="float" office:value="0.976680141439328">
            <text:p>0.9766801414</text:p>
          </table:table-cell>
          <table:table-cell office:value-type="float" office:value="0.98045566018221">
            <text:p>0.9804556602</text:p>
          </table:table-cell>
          <table:table-cell office:value-type="float" office:value="-17.7531967671275">
            <text:p>-17.75319676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92">
            <text:p>592</text:p>
          </table:table-cell>
          <table:table-cell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7380">
            <text:p>7380</text:p>
          </table:table-cell>
          <table:table-cell office:value-type="float" office:value="14554">
            <text:p>14554</text:p>
          </table:table-cell>
          <table:table-cell office:value-type="float" office:value="21500">
            <text:p>21500</text:p>
          </table:table-cell>
          <table:table-cell office:value-type="float" office:value="-178.5">
            <text:p>-178.5</text:p>
          </table:table-cell>
          <table:table-cell office:value-type="float" office:value="-206">
            <text:p>-206</text:p>
          </table:table-cell>
          <table:table-cell office:value-type="float" office:value="-76.375">
            <text:p>-76.375</text:p>
          </table:table-cell>
          <table:table-cell office:value-type="float" office:value="-0.0241869918699187">
            <text:p>-0.0241869919</text:p>
          </table:table-cell>
          <table:table-cell office:value-type="float" office:value="-0.0141541844166552">
            <text:p>-0.0141541844</text:p>
          </table:table-cell>
          <table:table-cell office:value-type="float" office:value="-0.00355232558139535">
            <text:p>-0.0035523256</text:p>
          </table:table-cell>
          <table:table-cell office:value-type="float" office:value="0.916492149183687">
            <text:p>0.9164921492</text:p>
          </table:table-cell>
          <table:table-cell office:value-type="float" office:value="0.950853022777248">
            <text:p>0.9508530228</text:p>
          </table:table-cell>
          <table:table-cell office:value-type="float" office:value="0.987591593738507">
            <text:p>0.9875915937</text:p>
          </table:table-cell>
          <table:table-cell office:value-type="float" office:value="-28.3098619732777">
            <text:p>-28.30986197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51">
            <text:p>551</text:p>
          </table:table-cell>
          <table:table-cell office:value-type="float" office:value="1233">
            <text:p>1233</text:p>
          </table:table-cell>
          <table:table-cell office:value-type="float" office:value="551">
            <text:p>551</text:p>
          </table:table-cell>
          <table:table-cell office:value-type="float" office:value="6900">
            <text:p>6900</text:p>
          </table:table-cell>
          <table:table-cell office:value-type="float" office:value="13514">
            <text:p>13514</text:p>
          </table:table-cell>
          <table:table-cell office:value-type="float" office:value="23001">
            <text:p>23001</text:p>
          </table:table-cell>
          <table:table-cell office:value-type="float" office:value="52.25">
            <text:p>52.25</text:p>
          </table:table-cell>
          <table:table-cell office:value-type="float" office:value="-134.625">
            <text:p>-134.625</text:p>
          </table:table-cell>
          <table:table-cell office:value-type="float" office:value="-316.5">
            <text:p>-316.5</text:p>
          </table:table-cell>
          <table:table-cell office:value-type="float" office:value="0.00757246376811594">
            <text:p>0.0075724638</text:p>
          </table:table-cell>
          <table:table-cell office:value-type="float" office:value="-0.00996189137191061">
            <text:p>-0.0099618914</text:p>
          </table:table-cell>
          <table:table-cell office:value-type="float" office:value="-0.0137602712925525">
            <text:p>-0.0137602713</text:p>
          </table:table-cell>
          <table:table-cell office:value-type="float" office:value="1.02661601391514">
            <text:p>1.0266160139</text:p>
          </table:table-cell>
          <table:table-cell office:value-type="float" office:value="0.965327889186536">
            <text:p>0.9653278892</text:p>
          </table:table-cell>
          <table:table-cell office:value-type="float" office:value="0.952210166805514">
            <text:p>0.95221016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218">
            <text:p>1218</text:p>
          </table:table-cell>
          <table:table-cell office:value-type="float" office:value="6920">
            <text:p>6920</text:p>
          </table:table-cell>
          <table:table-cell office:value-type="float" office:value="12794">
            <text:p>12794</text:p>
          </table:table-cell>
          <table:table-cell office:value-type="float" office:value="20426">
            <text:p>20426</text:p>
          </table:table-cell>
          <table:table-cell office:value-type="float" office:value="-51.625">
            <text:p>-51.625</text:p>
          </table:table-cell>
          <table:table-cell office:value-type="float" office:value="-147.5">
            <text:p>-147.5</text:p>
          </table:table-cell>
          <table:table-cell office:value-type="float" office:value="-523.125">
            <text:p>-523.125</text:p>
          </table:table-cell>
          <table:table-cell office:value-type="float" office:value="-0.00746026011560694">
            <text:p>-0.0074602601</text:p>
          </table:table-cell>
          <table:table-cell office:value-type="float" office:value="-0.0115288416445209">
            <text:p>-0.0115288416</text:p>
          </table:table-cell>
          <table:table-cell office:value-type="float" office:value="-0.0256107412121806">
            <text:p>-0.0256107412</text:p>
          </table:table-cell>
          <table:table-cell office:value-type="float" office:value="0.973998174338121">
            <text:p>0.9739981743</text:p>
          </table:table-cell>
          <table:table-cell office:value-type="float" office:value="0.959909566055919">
            <text:p>0.9599095661</text:p>
          </table:table-cell>
          <table:table-cell office:value-type="float" office:value="0.911647989485625">
            <text:p>0.9116479895</text:p>
          </table:table-cell>
          <table:table-cell table:number-columns-repeated="2" office:value-type="float" office:value="0">
            <text:p>0</text:p>
          </table:table-cell>
          <table:table-cell office:value-type="float" office:value="-26.7166337880662">
            <text:p>-26.716633788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34">
            <text:p>534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7293">
            <text:p>7293</text:p>
          </table:table-cell>
          <table:table-cell office:value-type="float" office:value="12520">
            <text:p>12520</text:p>
          </table:table-cell>
          <table:table-cell office:value-type="float" office:value="19633">
            <text:p>19633</text:p>
          </table:table-cell>
          <table:table-cell office:value-type="float" office:value="-421.5">
            <text:p>-421.5</text:p>
          </table:table-cell>
          <table:table-cell office:value-type="float" office:value="-746.5">
            <text:p>-746.5</text:p>
          </table:table-cell>
          <table:table-cell office:value-type="float" office:value="-770.25">
            <text:p>-770.25</text:p>
          </table:table-cell>
          <table:table-cell office:value-type="float" office:value="-0.0577951460304401">
            <text:p>-0.057795146</text:p>
          </table:table-cell>
          <table:table-cell office:value-type="float" office:value="-0.0596246006389776">
            <text:p>-0.0596246006</text:p>
          </table:table-cell>
          <table:table-cell office:value-type="float" office:value="-0.0392324148117965">
            <text:p>-0.0392324148</text:p>
          </table:table-cell>
          <table:table-cell office:value-type="float" office:value="0.804263935546632">
            <text:p>0.8042639355</text:p>
          </table:table-cell>
          <table:table-cell office:value-type="float" office:value="0.798281880046239">
            <text:p>0.79828188</text:p>
          </table:table-cell>
          <table:table-cell office:value-type="float" office:value="0.865703345607764">
            <text:p>0.8657033456</text:p>
          </table:table-cell>
          <table:table-cell office:value-type="float" office:value="-11.6431608021066">
            <text:p>-11.6431608021</text:p>
          </table:table-cell>
          <table:table-cell office:value-type="float" office:value="-11.2750634438919">
            <text:p>-11.2750634439</text:p>
          </table:table-cell>
          <table:table-cell office:value-type="float" office:value="-17.3188311173844">
            <text:p>-17.3188311174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3">
            <text:p>3</text:p>
          </table:table-cell>
          <table:table-cell office:value-type="float" office:value="521">
            <text:p>521</text:p>
          </table:table-cell>
          <table:table-cell office:value-type="float" office:value="1187">
            <text:p>1187</text:p>
          </table:table-cell>
          <table:table-cell office:value-type="float" office:value="521">
            <text:p>521</text:p>
          </table:table-cell>
          <table:table-cell office:value-type="float" office:value="6120">
            <text:p>6120</text:p>
          </table:table-cell>
          <table:table-cell office:value-type="float" office:value="12012">
            <text:p>12012</text:p>
          </table:table-cell>
          <table:table-cell office:value-type="float" office:value="21402">
            <text:p>21402</text:p>
          </table:table-cell>
          <table:table-cell office:value-type="float" office:value="-420">
            <text:p>-420</text:p>
          </table:table-cell>
          <table:table-cell office:value-type="float" office:value="-713.875">
            <text:p>-713.875</text:p>
          </table:table-cell>
          <table:table-cell office:value-type="float" office:value="-559.25">
            <text:p>-559.25</text:p>
          </table:table-cell>
          <table:table-cell office:value-type="float" office:value="-0.0686274509803922">
            <text:p>-0.068627451</text:p>
          </table:table-cell>
          <table:table-cell office:value-type="float" office:value="-0.0594301531801532">
            <text:p>-0.0594301532</text:p>
          </table:table-cell>
          <table:table-cell office:value-type="float" office:value="-0.0261307354452855">
            <text:p>-0.0261307354</text:p>
          </table:table-cell>
          <table:table-cell office:value-type="float" office:value="0.769034986543637">
            <text:p>0.7690349865</text:p>
          </table:table-cell>
          <table:table-cell office:value-type="float" office:value="0.798917072359216">
            <text:p>0.7989170724</text:p>
          </table:table-cell>
          <table:table-cell office:value-type="float" office:value="0.909880743997927">
            <text:p>0.909880744</text:p>
          </table:table-cell>
          <table:table-cell office:value-type="float" office:value="-9.74946472518362">
            <text:p>-9.7494647252</text:p>
          </table:table-cell>
          <table:table-cell office:value-type="float" office:value="-11.3131114334458">
            <text:p>-11.3131114334</text:p>
          </table:table-cell>
          <table:table-cell office:value-type="float" office:value="-26.1780229734315">
            <text:p>-26.1780229734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3">
            <text:p>3</text:p>
          </table:table-cell>
          <table:table-cell office:value-type="float" office:value="428">
            <text:p>428</text:p>
          </table:table-cell>
          <table:table-cell office:value-type="float" office:value="685">
            <text:p>685</text:p>
          </table:table-cell>
          <table:table-cell office:value-type="float" office:value="428">
            <text:p>428</text:p>
          </table:table-cell>
          <table:table-cell office:value-type="float" office:value="6137">
            <text:p>6137</text:p>
          </table:table-cell>
          <table:table-cell office:value-type="float" office:value="12240">
            <text:p>12240</text:p>
          </table:table-cell>
          <table:table-cell office:value-type="float" office:value="23001">
            <text:p>23001</text:p>
          </table:table-cell>
          <table:table-cell office:value-type="float" office:value="-355.625">
            <text:p>-355.625</text:p>
          </table:table-cell>
          <table:table-cell office:value-type="float" office:value="-236.75">
            <text:p>-236.75</text:p>
          </table:table-cell>
          <table:table-cell office:value-type="float" office:value="-316.5">
            <text:p>-316.5</text:p>
          </table:table-cell>
          <table:table-cell office:value-type="float" office:value="-0.0579476943131823">
            <text:p>-0.0579476943</text:p>
          </table:table-cell>
          <table:table-cell office:value-type="float" office:value="-0.0193423202614379">
            <text:p>-0.0193423203</text:p>
          </table:table-cell>
          <table:table-cell office:value-type="float" office:value="-0.0137602712925525">
            <text:p>-0.0137602713</text:p>
          </table:table-cell>
          <table:table-cell office:value-type="float" office:value="0.803764623045241">
            <text:p>0.803764623</text:p>
          </table:table-cell>
          <table:table-cell office:value-type="float" office:value="0.933035164777036">
            <text:p>0.9330351648</text:p>
          </table:table-cell>
          <table:table-cell office:value-type="float" office:value="0.952210166805514">
            <text:p>0.9522101668</text:p>
          </table:table-cell>
          <table:table-cell office:value-type="float" office:value="-11.6115792209487">
            <text:p>-11.61157922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3">
            <text:p>3</text:p>
          </table:table-cell>
          <table:table-cell office:value-type="float" office:value="482">
            <text:p>48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6630">
            <text:p>6630</text:p>
          </table:table-cell>
          <table:table-cell office:value-type="float" office:value="12060">
            <text:p>12060</text:p>
          </table:table-cell>
          <table:table-cell office:value-type="float" office:value="20254">
            <text:p>20254</text:p>
          </table:table-cell>
          <table:table-cell office:value-type="float" office:value="-398">
            <text:p>-398</text:p>
          </table:table-cell>
          <table:table-cell office:value-type="float" office:value="-193.875">
            <text:p>-193.875</text:p>
          </table:table-cell>
          <table:table-cell office:value-type="float" office:value="-71.875">
            <text:p>-71.875</text:p>
          </table:table-cell>
          <table:table-cell office:value-type="float" office:value="-0.0600301659125189">
            <text:p>-0.0600301659</text:p>
          </table:table-cell>
          <table:table-cell office:value-type="float" office:value="-0.0160758706467662">
            <text:p>-0.0160758706</text:p>
          </table:table-cell>
          <table:table-cell office:value-type="float" office:value="-0.00354868174187815">
            <text:p>-0.0035486817</text:p>
          </table:table-cell>
          <table:table-cell office:value-type="float" office:value="0.796957516112374">
            <text:p>0.7969575161</text:p>
          </table:table-cell>
          <table:table-cell office:value-type="float" office:value="0.944240982625739">
            <text:p>0.9442409826</text:p>
          </table:table-cell>
          <table:table-cell office:value-type="float" office:value="0.987604296461953">
            <text:p>0.9876042965</text:p>
          </table:table-cell>
          <table:table-cell office:value-type="float" office:value="-11.1964984775062">
            <text:p>-11.19649847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3">
            <text:p>3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507">
            <text:p>507</text:p>
          </table:table-cell>
          <table:table-cell office:value-type="float" office:value="7293">
            <text:p>7293</text:p>
          </table:table-cell>
          <table:table-cell office:value-type="float" office:value="11649">
            <text:p>11649</text:p>
          </table:table-cell>
          <table:table-cell office:value-type="float" office:value="19314">
            <text:p>19314</text:p>
          </table:table-cell>
          <table:table-cell office:value-type="float" office:value="-421.5">
            <text:p>-421.5</text:p>
          </table:table-cell>
          <table:table-cell office:value-type="float" office:value="-645.75">
            <text:p>-645.75</text:p>
          </table:table-cell>
          <table:table-cell office:value-type="float" office:value="-41.625">
            <text:p>-41.625</text:p>
          </table:table-cell>
          <table:table-cell office:value-type="float" office:value="-0.0577951460304401">
            <text:p>-0.057795146</text:p>
          </table:table-cell>
          <table:table-cell office:value-type="float" office:value="-0.0554339428277105">
            <text:p>-0.0554339428</text:p>
          </table:table-cell>
          <table:table-cell office:value-type="float" office:value="-0.0021551724137931">
            <text:p>-0.0021551724</text:p>
          </table:table-cell>
          <table:table-cell office:value-type="float" office:value="0.804263935546632">
            <text:p>0.8042639355</text:p>
          </table:table-cell>
          <table:table-cell office:value-type="float" office:value="0.812004127257168">
            <text:p>0.8120041273</text:p>
          </table:table-cell>
          <table:table-cell office:value-type="float" office:value="0.992466000297265">
            <text:p>0.9924660003</text:p>
          </table:table-cell>
          <table:table-cell office:value-type="float" office:value="-11.6431608021066">
            <text:p>-11.6431608021</text:p>
          </table:table-cell>
          <table:table-cell office:value-type="float" office:value="-12.1541533419277">
            <text:p>-12.15415334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61">
            <text:p>461</text:p>
          </table:table-cell>
          <table:table-cell office:value-type="float" office:value="6120">
            <text:p>6120</text:p>
          </table:table-cell>
          <table:table-cell office:value-type="float" office:value="11160">
            <text:p>11160</text:p>
          </table:table-cell>
          <table:table-cell office:value-type="float" office:value="20757">
            <text:p>20757</text:p>
          </table:table-cell>
          <table:table-cell office:value-type="float" office:value="-420">
            <text:p>-420</text:p>
          </table:table-cell>
          <table:table-cell office:value-type="float" office:value="-193.75">
            <text:p>-193.75</text:p>
          </table:table-cell>
          <table:table-cell office:value-type="float" office:value="74">
            <text:p>74</text:p>
          </table:table-cell>
          <table:table-cell office:value-type="float" office:value="-0.0686274509803922">
            <text:p>-0.068627451</text:p>
          </table:table-cell>
          <table:table-cell office:value-type="float" office:value="-0.0173611111111111">
            <text:p>-0.0173611111</text:p>
          </table:table-cell>
          <table:table-cell office:value-type="float" office:value="0.0035650623885918">
            <text:p>0.0035650624</text:p>
          </table:table-cell>
          <table:table-cell office:value-type="float" office:value="0.769034986543637">
            <text:p>0.7690349865</text:p>
          </table:table-cell>
          <table:table-cell office:value-type="float" office:value="0.939826871141975">
            <text:p>0.9398268711</text:p>
          </table:table-cell>
          <table:table-cell office:value-type="float" office:value="1.01250262931295">
            <text:p>1.0125026293</text:p>
          </table:table-cell>
          <table:table-cell office:value-type="float" office:value="-9.74946472518362">
            <text:p>-9.74946472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95">
            <text:p>395</text:p>
          </table:table-cell>
          <table:table-cell office:value-type="float" office:value="6137">
            <text:p>6137</text:p>
          </table:table-cell>
          <table:table-cell office:value-type="float" office:value="10925">
            <text:p>10925</text:p>
          </table:table-cell>
          <table:table-cell office:value-type="float" office:value="18278">
            <text:p>18278</text:p>
          </table:table-cell>
          <table:table-cell office:value-type="float" office:value="-355.625">
            <text:p>-355.625</text:p>
          </table:table-cell>
          <table:table-cell office:value-type="float" office:value="-115.625">
            <text:p>-115.625</text:p>
          </table:table-cell>
          <table:table-cell office:value-type="float" office:value="203.5">
            <text:p>203.5</text:p>
          </table:table-cell>
          <table:table-cell office:value-type="float" office:value="-0.0579476943131823">
            <text:p>-0.0579476943</text:p>
          </table:table-cell>
          <table:table-cell office:value-type="float" office:value="-0.01058352402746">
            <text:p>-0.010583524</text:p>
          </table:table-cell>
          <table:table-cell office:value-type="float" office:value="0.0111336032388664">
            <text:p>0.0111336032</text:p>
          </table:table-cell>
          <table:table-cell office:value-type="float" office:value="0.803764623045241">
            <text:p>0.803764623</text:p>
          </table:table-cell>
          <table:table-cell office:value-type="float" office:value="0.963177207426336">
            <text:p>0.9631772074</text:p>
          </table:table-cell>
          <table:table-cell office:value-type="float" office:value="1.03921056729335">
            <text:p>1.0392105673</text:p>
          </table:table-cell>
          <table:table-cell office:value-type="float" office:value="-11.6115792209487">
            <text:p>-11.61157922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3">
            <text:p>3</text:p>
          </table:table-cell>
          <table:table-cell office:value-type="float" office:value="369">
            <text:p>369</text:p>
          </table:table-cell>
          <table:table-cell office:value-type="float" office:value="604">
            <text:p>604</text:p>
          </table:table-cell>
          <table:table-cell office:value-type="float" office:value="369">
            <text:p>369</text:p>
          </table:table-cell>
          <table:table-cell office:value-type="float" office:value="6630">
            <text:p>6630</text:p>
          </table:table-cell>
          <table:table-cell office:value-type="float" office:value="10016">
            <text:p>10016</text:p>
          </table:table-cell>
          <table:table-cell office:value-type="float" office:value="16154">
            <text:p>16154</text:p>
          </table:table-cell>
          <table:table-cell office:value-type="float" office:value="-398">
            <text:p>-398</text:p>
          </table:table-cell>
          <table:table-cell office:value-type="float" office:value="-270">
            <text:p>-270</text:p>
          </table:table-cell>
          <table:table-cell office:value-type="float" office:value="-158.875">
            <text:p>-158.875</text:p>
          </table:table-cell>
          <table:table-cell office:value-type="float" office:value="-0.0600301659125189">
            <text:p>-0.0600301659</text:p>
          </table:table-cell>
          <table:table-cell office:value-type="float" office:value="-0.0269568690095847">
            <text:p>-0.026956869</text:p>
          </table:table-cell>
          <table:table-cell office:value-type="float" office:value="-0.00983502538071066">
            <text:p>-0.0098350254</text:p>
          </table:table-cell>
          <table:table-cell office:value-type="float" office:value="0.796957516112374">
            <text:p>0.7969575161</text:p>
          </table:table-cell>
          <table:table-cell office:value-type="float" office:value="0.907075237128582">
            <text:p>0.9070752371</text:p>
          </table:table-cell>
          <table:table-cell office:value-type="float" office:value="0.965766997507022">
            <text:p>0.9657669975</text:p>
          </table:table-cell>
          <table:table-cell office:value-type="float" office:value="-11.1964984775062">
            <text:p>-11.1964984775</text:p>
          </table:table-cell>
          <table:table-cell office:value-type="float" office:value="-25.3650411544551">
            <text:p>-25.36504115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5">
            <text:p>345</text:p>
          </table:table-cell>
          <table:table-cell office:value-type="float" office:value="5848">
            <text:p>5848</text:p>
          </table:table-cell>
          <table:table-cell office:value-type="float" office:value="10080">
            <text:p>10080</text:p>
          </table:table-cell>
          <table:table-cell office:value-type="float" office:value="18901">
            <text:p>18901</text:p>
          </table:table-cell>
          <table:table-cell office:value-type="float" office:value="-248.625">
            <text:p>-248.625</text:p>
          </table:table-cell>
          <table:table-cell office:value-type="float" office:value="-175">
            <text:p>-175</text:p>
          </table:table-cell>
          <table:table-cell office:value-type="float" office:value="-435.625">
            <text:p>-435.625</text:p>
          </table:table-cell>
          <table:table-cell office:value-type="float" office:value="-0.0425145348837209">
            <text:p>-0.0425145349</text:p>
          </table:table-cell>
          <table:table-cell office:value-type="float" office:value="-0.0173611111111111">
            <text:p>-0.0173611111</text:p>
          </table:table-cell>
          <table:table-cell office:value-type="float" office:value="-0.0230477223427332">
            <text:p>-0.0230477223</text:p>
          </table:table-cell>
          <table:table-cell office:value-type="float" office:value="0.85474179983268">
            <text:p>0.8547417998</text:p>
          </table:table-cell>
          <table:table-cell office:value-type="float" office:value="0.939826871141975">
            <text:p>0.9398268711</text:p>
          </table:table-cell>
          <table:table-cell office:value-type="float" office:value="0.920374118910602">
            <text:p>0.9203741189</text:p>
          </table:table-cell>
          <table:table-cell office:value-type="float" office:value="-15.9546866025323">
            <text:p>-15.9546866025</text:p>
          </table:table-cell>
          <table:table-cell office:value-type="float" office:value="0">
            <text:p>0</text:p>
          </table:table-cell>
          <table:table-cell office:value-type="float" office:value="-29.7265125154047">
            <text:p>-29.7265125154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6">
            <text:p>346</text:p>
          </table:table-cell>
          <table:table-cell office:value-type="float" office:value="4930">
            <text:p>4930</text:p>
          </table:table-cell>
          <table:table-cell office:value-type="float" office:value="9747">
            <text:p>9747</text:p>
          </table:table-cell>
          <table:table-cell office:value-type="float" office:value="19352">
            <text:p>19352</text:p>
          </table:table-cell>
          <table:table-cell office:value-type="float" office:value="-289">
            <text:p>-289</text:p>
          </table:table-cell>
          <table:table-cell office:value-type="float" office:value="-418.5">
            <text:p>-418.5</text:p>
          </table:table-cell>
          <table:table-cell office:value-type="float" office:value="-358.75">
            <text:p>-358.75</text:p>
          </table:table-cell>
          <table:table-cell office:value-type="float" office:value="-0.0586206896551724">
            <text:p>-0.0586206897</text:p>
          </table:table-cell>
          <table:table-cell office:value-type="float" office:value="-0.0429362880886427">
            <text:p>-0.0429362881</text:p>
          </table:table-cell>
          <table:table-cell office:value-type="float" office:value="-0.0185381355932203">
            <text:p>-0.0185381356</text:p>
          </table:table-cell>
          <table:table-cell office:value-type="float" office:value="0.801562901307967">
            <text:p>0.8015629013</text:p>
          </table:table-cell>
          <table:table-cell office:value-type="float" office:value="0.853336300366019">
            <text:p>0.8533363004</text:p>
          </table:table-cell>
          <table:table-cell office:value-type="float" office:value="0.935790103867423">
            <text:p>0.9357901039</text:p>
          </table:table-cell>
          <table:table-cell office:value-type="float" office:value="-11.4742126869591">
            <text:p>-11.474212687</text:p>
          </table:table-cell>
          <table:table-cell office:value-type="float" office:value="-15.7945130069856">
            <text:p>-15.794513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3">
            <text:p>3</text:p>
          </table:table-cell>
          <table:table-cell office:value-type="float" office:value="454">
            <text:p>454</text:p>
          </table:table-cell>
          <table:table-cell office:value-type="float" office:value="670">
            <text:p>670</text:p>
          </table:table-cell>
          <table:table-cell office:value-type="float" office:value="454">
            <text:p>454</text:p>
          </table:table-cell>
          <table:table-cell office:value-type="float" office:value="5508">
            <text:p>5508</text:p>
          </table:table-cell>
          <table:table-cell office:value-type="float" office:value="10020">
            <text:p>10020</text:p>
          </table:table-cell>
          <table:table-cell office:value-type="float" office:value="17917">
            <text:p>17917</text:p>
          </table:table-cell>
          <table:table-cell office:value-type="float" office:value="-74.375">
            <text:p>-74.375</text:p>
          </table:table-cell>
          <table:table-cell office:value-type="float" office:value="-130">
            <text:p>-130</text:p>
          </table:table-cell>
          <table:table-cell office:value-type="float" office:value="-189.625">
            <text:p>-189.625</text:p>
          </table:table-cell>
          <table:table-cell office:value-type="float" office:value="-0.0135030864197531">
            <text:p>-0.0135030864</text:p>
          </table:table-cell>
          <table:table-cell office:value-type="float" office:value="-0.0129740518962076">
            <text:p>-0.0129740519</text:p>
          </table:table-cell>
          <table:table-cell office:value-type="float" office:value="-0.01058352402746">
            <text:p>-0.010583524</text:p>
          </table:table-cell>
          <table:table-cell office:value-type="float" office:value="0.953096570882868">
            <text:p>0.9530965709</text:p>
          </table:table-cell>
          <table:table-cell office:value-type="float" office:value="0.95492073736758">
            <text:p>0.9549207374</text:p>
          </table:table-cell>
          <table:table-cell office:value-type="float" office:value="0.963177207426336">
            <text:p>0.96317720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22">
            <text:p>522</text:p>
          </table:table-cell>
          <table:table-cell office:value-type="float" office:value="6103">
            <text:p>6103</text:p>
          </table:table-cell>
          <table:table-cell office:value-type="float" office:value="10142">
            <text:p>10142</text:p>
          </table:table-cell>
          <table:table-cell office:value-type="float" office:value="17057">
            <text:p>17057</text:p>
          </table:table-cell>
          <table:table-cell office:value-type="float" office:value="-76.5">
            <text:p>-76.5</text:p>
          </table:table-cell>
          <table:table-cell office:value-type="float" office:value="-233.75">
            <text:p>-233.75</text:p>
          </table:table-cell>
          <table:table-cell office:value-type="float" office:value="-393.125">
            <text:p>-393.125</text:p>
          </table:table-cell>
          <table:table-cell office:value-type="float" office:value="-0.0125348189415042">
            <text:p>-0.0125348189</text:p>
          </table:table-cell>
          <table:table-cell table:number-columns-repeated="2" office:value-type="float" office:value="-0.0230477223427332">
            <text:p>-0.0230477223</text:p>
          </table:table-cell>
          <table:table-cell office:value-type="float" office:value="0.956436092209092">
            <text:p>0.9564360922</text:p>
          </table:table-cell>
          <table:table-cell table:number-columns-repeated="2" office:value-type="float" office:value="0.920374118910602">
            <text:p>0.9203741189</text:p>
          </table:table-cell>
          <table:table-cell office:value-type="float" office:value="0">
            <text:p>0</text:p>
          </table:table-cell>
          <table:table-cell table:number-columns-repeated="2" office:value-type="float" office:value="-29.7265125154047">
            <text:p>-29.7265125154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3">
            <text:p>3</text:p>
          </table:table-cell>
          <table:table-cell office:value-type="float" office:value="561">
            <text:p>561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5848">
            <text:p>5848</text:p>
          </table:table-cell>
          <table:table-cell office:value-type="float" office:value="9825">
            <text:p>9825</text:p>
          </table:table-cell>
          <table:table-cell office:value-type="float" office:value="17464">
            <text:p>17464</text:p>
          </table:table-cell>
          <table:table-cell office:value-type="float" office:value="-248.625">
            <text:p>-248.625</text:p>
          </table:table-cell>
          <table:table-cell office:value-type="float" office:value="-151.875">
            <text:p>-151.875</text:p>
          </table:table-cell>
          <table:table-cell office:value-type="float" office:value="-323.75">
            <text:p>-323.75</text:p>
          </table:table-cell>
          <table:table-cell office:value-type="float" office:value="-0.0425145348837209">
            <text:p>-0.0425145349</text:p>
          </table:table-cell>
          <table:table-cell office:value-type="float" office:value="-0.0154580152671756">
            <text:p>-0.0154580153</text:p>
          </table:table-cell>
          <table:table-cell office:value-type="float" office:value="-0.0185381355932203">
            <text:p>-0.0185381356</text:p>
          </table:table-cell>
          <table:table-cell office:value-type="float" office:value="0.85474179983268">
            <text:p>0.8547417998</text:p>
          </table:table-cell>
          <table:table-cell office:value-type="float" office:value="0.946365289027446">
            <text:p>0.946365289</text:p>
          </table:table-cell>
          <table:table-cell office:value-type="float" office:value="0.935790103867423">
            <text:p>0.9357901039</text:p>
          </table:table-cell>
          <table:table-cell office:value-type="float" office:value="-15.9546866025323">
            <text:p>-15.95468660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3">
            <text:p>3</text:p>
          </table:table-cell>
          <table:table-cell office:value-type="float" office:value="494">
            <text:p>494</text:p>
          </table:table-cell>
          <table:table-cell office:value-type="float" office:value="694">
            <text:p>694</text:p>
          </table:table-cell>
          <table:table-cell office:value-type="float" office:value="494">
            <text:p>494</text:p>
          </table:table-cell>
          <table:table-cell office:value-type="float" office:value="4930">
            <text:p>4930</text:p>
          </table:table-cell>
          <table:table-cell office:value-type="float" office:value="9300">
            <text:p>9300</text:p>
          </table:table-cell>
          <table:table-cell office:value-type="float" office:value="16169">
            <text:p>16169</text:p>
          </table:table-cell>
          <table:table-cell office:value-type="float" office:value="-289">
            <text:p>-289</text:p>
          </table:table-cell>
          <table:table-cell office:value-type="float" office:value="-90">
            <text:p>-90</text:p>
          </table:table-cell>
          <table:table-cell office:value-type="float" office:value="-171.125">
            <text:p>-171.125</text:p>
          </table:table-cell>
          <table:table-cell office:value-type="float" office:value="-0.0586206896551724">
            <text:p>-0.0586206897</text:p>
          </table:table-cell>
          <table:table-cell office:value-type="float" office:value="-0.00967741935483871">
            <text:p>-0.0096774194</text:p>
          </table:table-cell>
          <table:table-cell office:value-type="float" office:value="-0.01058352402746">
            <text:p>-0.010583524</text:p>
          </table:table-cell>
          <table:table-cell office:value-type="float" office:value="0.801562901307967">
            <text:p>0.8015629013</text:p>
          </table:table-cell>
          <table:table-cell office:value-type="float" office:value="0.966312591050989">
            <text:p>0.9663125911</text:p>
          </table:table-cell>
          <table:table-cell office:value-type="float" office:value="0.963177207426336">
            <text:p>0.9631772074</text:p>
          </table:table-cell>
          <table:table-cell office:value-type="float" office:value="-11.4742126869591">
            <text:p>-11.4742126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3">
            <text:p>3</text:p>
          </table:table-cell>
          <table:table-cell office:value-type="float" office:value="429">
            <text:p>429</text:p>
          </table:table-cell>
          <table:table-cell office:value-type="float" office:value="935">
            <text:p>935</text:p>
          </table:table-cell>
          <table:table-cell office:value-type="float" office:value="429">
            <text:p>429</text:p>
          </table:table-cell>
          <table:table-cell office:value-type="float" office:value="5508">
            <text:p>5508</text:p>
          </table:table-cell>
          <table:table-cell office:value-type="float" office:value="9581">
            <text:p>9581</text:p>
          </table:table-cell>
          <table:table-cell office:value-type="float" office:value="16482">
            <text:p>16482</text:p>
          </table:table-cell>
          <table:table-cell office:value-type="float" office:value="-74.375">
            <text:p>-74.375</text:p>
          </table:table-cell>
          <table:table-cell office:value-type="float" office:value="-94.875">
            <text:p>-94.875</text:p>
          </table:table-cell>
          <table:table-cell office:value-type="float" office:value="-448.375">
            <text:p>-448.375</text:p>
          </table:table-cell>
          <table:table-cell office:value-type="float" office:value="-0.0135030864197531">
            <text:p>-0.0135030864</text:p>
          </table:table-cell>
          <table:table-cell office:value-type="float" office:value="-0.00990241102181401">
            <text:p>-0.009902411</text:p>
          </table:table-cell>
          <table:table-cell office:value-type="float" office:value="-0.027203919427254">
            <text:p>-0.0272039194</text:p>
          </table:table-cell>
          <table:table-cell office:value-type="float" office:value="0.953096570882868">
            <text:p>0.9530965709</text:p>
          </table:table-cell>
          <table:table-cell office:value-type="float" office:value="0.965533754601979">
            <text:p>0.9655337546</text:p>
          </table:table-cell>
          <table:table-cell office:value-type="float" office:value="0.906236786339732">
            <text:p>0.9062367863</text:p>
          </table:table-cell>
          <table:table-cell table:number-columns-repeated="2" office:value-type="float" office:value="0">
            <text:p>0</text:p>
          </table:table-cell>
          <table:table-cell office:value-type="float" office:value="-25.1315139919843">
            <text:p>-25.131513992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60">
            <text:p>360</text:p>
          </table:table-cell>
          <table:table-cell office:value-type="float" office:value="6086">
            <text:p>6086</text:p>
          </table:table-cell>
          <table:table-cell office:value-type="float" office:value="8975">
            <text:p>8975</text:p>
          </table:table-cell>
          <table:table-cell office:value-type="float" office:value="14719">
            <text:p>14719</text:p>
          </table:table-cell>
          <table:table-cell office:value-type="float" office:value="-389">
            <text:p>-389</text:p>
          </table:table-cell>
          <table:table-cell office:value-type="float" office:value="-112.5">
            <text:p>-112.5</text:p>
          </table:table-cell>
          <table:table-cell office:value-type="float" office:value="-184.5">
            <text:p>-184.5</text:p>
          </table:table-cell>
          <table:table-cell office:value-type="float" office:value="-0.0639171869865265">
            <text:p>-0.063917187</text:p>
          </table:table-cell>
          <table:table-cell table:number-columns-repeated="2" office:value-type="float" office:value="-0.0125348189415042">
            <text:p>-0.0125348189</text:p>
          </table:table-cell>
          <table:table-cell office:value-type="float" office:value="0.784297242860008">
            <text:p>0.7842972429</text:p>
          </table:table-cell>
          <table:table-cell table:number-columns-repeated="2" office:value-type="float" office:value="0.956436092209092">
            <text:p>0.9564360922</text:p>
          </table:table-cell>
          <table:table-cell office:value-type="float" office:value="-10.494068330074">
            <text:p>-10.49406833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61">
            <text:p>361</text:p>
          </table:table-cell>
          <table:table-cell office:value-type="float" office:value="5510">
            <text:p>5510</text:p>
          </table:table-cell>
          <table:table-cell office:value-type="float" office:value="9280">
            <text:p>9280</text:p>
          </table:table-cell>
          <table:table-cell office:value-type="float" office:value="17388">
            <text:p>17388</text:p>
          </table:table-cell>
          <table:table-cell office:value-type="float" office:value="-323">
            <text:p>-323</text:p>
          </table:table-cell>
          <table:table-cell office:value-type="float" office:value="-544">
            <text:p>-544</text:p>
          </table:table-cell>
          <table:table-cell office:value-type="float" office:value="-813.125">
            <text:p>-813.125</text:p>
          </table:table-cell>
          <table:table-cell table:number-columns-repeated="2" office:value-type="float" office:value="-0.0586206896551724">
            <text:p>-0.0586206897</text:p>
          </table:table-cell>
          <table:table-cell office:value-type="float" office:value="-0.04676357257879">
            <text:p>-0.0467635726</text:p>
          </table:table-cell>
          <table:table-cell table:number-columns-repeated="2" office:value-type="float" office:value="0.801562901307967">
            <text:p>0.8015629013</text:p>
          </table:table-cell>
          <table:table-cell office:value-type="float" office:value="0.840613686146085">
            <text:p>0.8406136861</text:p>
          </table:table-cell>
          <table:table-cell table:number-columns-repeated="2" office:value-type="float" office:value="-11.4742126869591">
            <text:p>-11.474212687</text:p>
          </table:table-cell>
          <table:table-cell office:value-type="float" office:value="-14.4730345363087">
            <text:p>-14.4730345363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90">
            <text:p>390</text:p>
          </table:table-cell>
          <table:table-cell office:value-type="float" office:value="575">
            <text:p>575</text:p>
          </table:table-cell>
          <table:table-cell office:value-type="float" office:value="390">
            <text:p>390</text:p>
          </table:table-cell>
          <table:table-cell office:value-type="float" office:value="5712">
            <text:p>5712</text:p>
          </table:table-cell>
          <table:table-cell office:value-type="float" office:value="9474">
            <text:p>9474</text:p>
          </table:table-cell>
          <table:table-cell office:value-type="float" office:value="17816">
            <text:p>17816</text:p>
          </table:table-cell>
          <table:table-cell office:value-type="float" office:value="-87.75">
            <text:p>-87.75</text:p>
          </table:table-cell>
          <table:table-cell office:value-type="float" office:value="-528.125">
            <text:p>-528.125</text:p>
          </table:table-cell>
          <table:table-cell office:value-type="float" office:value="-941.625">
            <text:p>-941.625</text:p>
          </table:table-cell>
          <table:table-cell office:value-type="float" office:value="-0.0153623949579832">
            <text:p>-0.015362395</text:p>
          </table:table-cell>
          <table:table-cell office:value-type="float" office:value="-0.0557446696221237">
            <text:p>-0.0557446696</text:p>
          </table:table-cell>
          <table:table-cell office:value-type="float" office:value="-0.0528527727885047">
            <text:p>-0.0528527728</text:p>
          </table:table-cell>
          <table:table-cell office:value-type="float" office:value="0.946694183877595">
            <text:p>0.9466941839</text:p>
          </table:table-cell>
          <table:table-cell office:value-type="float" office:value="0.810984293977475">
            <text:p>0.810984294</text:p>
          </table:table-cell>
          <table:table-cell office:value-type="float" office:value="0.820490389799443">
            <text:p>0.8204903898</text:p>
          </table:table-cell>
          <table:table-cell office:value-type="float" office:value="0">
            <text:p>0</text:p>
          </table:table-cell>
          <table:table-cell office:value-type="float" office:value="-12.084435580522">
            <text:p>-12.0844355805</text:p>
          </table:table-cell>
          <table:table-cell office:value-type="float" office:value="-12.7649696205531">
            <text:p>-12.7649696206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461">
            <text:p>461</text:p>
          </table:table-cell>
          <table:table-cell office:value-type="float" office:value="4021">
            <text:p>4021</text:p>
          </table:table-cell>
          <table:table-cell office:value-type="float" office:value="8300">
            <text:p>8300</text:p>
          </table:table-cell>
          <table:table-cell office:value-type="float" office:value="16482">
            <text:p>16482</text:p>
          </table:table-cell>
          <table:table-cell office:value-type="float" office:value="-491.5">
            <text:p>-491.5</text:p>
          </table:table-cell>
          <table:table-cell office:value-type="float" office:value="-221.125">
            <text:p>-221.125</text:p>
          </table:table-cell>
          <table:table-cell office:value-type="float" office:value="-231.75">
            <text:p>-231.75</text:p>
          </table:table-cell>
          <table:table-cell office:value-type="float" office:value="-0.122233275304651">
            <text:p>-0.1222332753</text:p>
          </table:table-cell>
          <table:table-cell office:value-type="float" office:value="-0.0266415662650602">
            <text:p>-0.0266415663</text:p>
          </table:table-cell>
          <table:table-cell office:value-type="float" office:value="-0.0140607935930106">
            <text:p>-0.0140607936</text:p>
          </table:table-cell>
          <table:table-cell office:value-type="float" office:value="0.60146784467346">
            <text:p>0.6014678447</text:p>
          </table:table-cell>
          <table:table-cell office:value-type="float" office:value="0.908145673256278">
            <text:p>0.9081456733</text:p>
          </table:table-cell>
          <table:table-cell office:value-type="float" office:value="0.951174726020735">
            <text:p>0.951174726</text:p>
          </table:table-cell>
          <table:table-cell office:value-type="float" office:value="-5.31658920053146">
            <text:p>-5.3165892005</text:p>
          </table:table-cell>
          <table:table-cell office:value-type="float" office:value="-25.6693753237333">
            <text:p>-25.6693753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72">
            <text:p>472</text:p>
          </table:table-cell>
          <table:table-cell office:value-type="float" office:value="2991">
            <text:p>2991</text:p>
          </table:table-cell>
          <table:table-cell office:value-type="float" office:value="7213">
            <text:p>7213</text:p>
          </table:table-cell>
          <table:table-cell office:value-type="float" office:value="14678">
            <text:p>14678</text:p>
          </table:table-cell>
          <table:table-cell office:value-type="float" office:value="-290.5">
            <text:p>-290.5</text:p>
          </table:table-cell>
          <table:table-cell office:value-type="float" office:value="-700.625">
            <text:p>-700.625</text:p>
          </table:table-cell>
          <table:table-cell office:value-type="float" office:value="12.375">
            <text:p>12.375</text:p>
          </table:table-cell>
          <table:table-cell office:value-type="float" office:value="-0.0971247074557004">
            <text:p>-0.0971247075</text:p>
          </table:table-cell>
          <table:table-cell office:value-type="float" office:value="-0.097133647580757">
            <text:p>-0.0971336476</text:p>
          </table:table-cell>
          <table:table-cell office:value-type="float" office:value="0.000843098514784031">
            <text:p>0.0008430985</text:p>
          </table:table-cell>
          <table:table-cell office:value-type="float" office:value="0.678552613149825">
            <text:p>0.6785526131</text:p>
          </table:table-cell>
          <table:table-cell office:value-type="float" office:value="0.678524726632342">
            <text:p>0.6785247266</text:p>
          </table:table-cell>
          <table:table-cell office:value-type="float" office:value="1.00295223799935">
            <text:p>1.002952238</text:p>
          </table:table-cell>
          <table:table-cell office:value-type="float" office:value="-6.78419782080836">
            <text:p>-6.7841978208</text:p>
          </table:table-cell>
          <table:table-cell office:value-type="float" office:value="-6.78354039396484">
            <text:p>-6.783540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37">
            <text:p>437</text:p>
          </table:table-cell>
          <table:table-cell office:value-type="float" office:value="919">
            <text:p>919</text:p>
          </table:table-cell>
          <table:table-cell office:value-type="float" office:value="437">
            <text:p>437</text:p>
          </table:table-cell>
          <table:table-cell office:value-type="float" office:value="3151">
            <text:p>3151</text:p>
          </table:table-cell>
          <table:table-cell office:value-type="float" office:value="6948">
            <text:p>6948</text:p>
          </table:table-cell>
          <table:table-cell office:value-type="float" office:value="12432">
            <text:p>12432</text:p>
          </table:table-cell>
          <table:table-cell office:value-type="float" office:value="-389.875">
            <text:p>-389.875</text:p>
          </table:table-cell>
          <table:table-cell office:value-type="float" office:value="225.625">
            <text:p>225.625</text:p>
          </table:table-cell>
          <table:table-cell office:value-type="float" office:value="692.75">
            <text:p>692.75</text:p>
          </table:table-cell>
          <table:table-cell office:value-type="float" office:value="-0.123730561726436">
            <text:p>-0.1237305617</text:p>
          </table:table-cell>
          <table:table-cell office:value-type="float" office:value="0.0324733736327001">
            <text:p>0.0324733736</text:p>
          </table:table-cell>
          <table:table-cell office:value-type="float" office:value="0.0557231338481338">
            <text:p>0.0557231338</text:p>
          </table:table-cell>
          <table:table-cell office:value-type="float" office:value="0.596949167691547">
            <text:p>0.5969491677</text:p>
          </table:table-cell>
          <table:table-cell office:value-type="float" office:value="1.11572366690482">
            <text:p>1.1157236669</text:p>
          </table:table-cell>
          <table:table-cell office:value-type="float" office:value="1.20111690105435">
            <text:p>1.2011169011</text:p>
          </table:table-cell>
          <table:table-cell office:value-type="float" office:value="-5.2478685852594">
            <text:p>-5.2478685853</text:p>
          </table:table-cell>
          <table:table-cell office:value-type="float" office:value="21.6898207087957">
            <text:p>21.6898207088</text:p>
          </table:table-cell>
          <table:table-cell office:value-type="float" office:value="12.7825692789585">
            <text:p>12.782569279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94">
            <text:p>394</text:p>
          </table:table-cell>
          <table:table-cell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2589">
            <text:p>2589</text:p>
          </table:table-cell>
          <table:table-cell office:value-type="float" office:value="5938">
            <text:p>5938</text:p>
          </table:table-cell>
          <table:table-cell office:value-type="float" office:value="14874">
            <text:p>14874</text:p>
          </table:table-cell>
          <table:table-cell office:value-type="float" office:value="-472.625">
            <text:p>-472.625</text:p>
          </table:table-cell>
          <table:table-cell office:value-type="float" office:value="-27.5">
            <text:p>-27.5</text:p>
          </table:table-cell>
          <table:table-cell office:value-type="float" office:value="294.5">
            <text:p>294.5</text:p>
          </table:table-cell>
          <table:table-cell office:value-type="float" office:value="-0.182551178061027">
            <text:p>-0.1825511781</text:p>
          </table:table-cell>
          <table:table-cell office:value-type="float" office:value="-0.00463118895250926">
            <text:p>-0.004631189</text:p>
          </table:table-cell>
          <table:table-cell office:value-type="float" office:value="0.0197996503966653">
            <text:p>0.0197996504</text:p>
          </table:table-cell>
          <table:table-cell office:value-type="float" office:value="0.426387744704883">
            <text:p>0.4263877447</text:p>
          </table:table-cell>
          <table:table-cell office:value-type="float" office:value="0.983832876572001">
            <text:p>0.9838328766</text:p>
          </table:table-cell>
          <table:table-cell office:value-type="float" office:value="1.07006714765376">
            <text:p>1.0700671477</text:p>
          </table:table-cell>
          <table:table-cell office:value-type="float" office:value="-3.43879327893244">
            <text:p>-3.43879327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815">
            <text:p>815</text:p>
          </table:table-cell>
          <table:table-cell office:value-type="float" office:value="344">
            <text:p>344</text:p>
          </table:table-cell>
          <table:table-cell office:value-type="float" office:value="2902">
            <text:p>2902</text:p>
          </table:table-cell>
          <table:table-cell office:value-type="float" office:value="6656">
            <text:p>6656</text:p>
          </table:table-cell>
          <table:table-cell office:value-type="float" office:value="13246">
            <text:p>13246</text:p>
          </table:table-cell>
          <table:table-cell office:value-type="float" office:value="-59.2857142857143">
            <text:p>-59.2857142857</text:p>
          </table:table-cell>
          <table:table-cell office:value-type="float" office:value="-122.571428571429">
            <text:p>-122.5714285714</text:p>
          </table:table-cell>
          <table:table-cell office:value-type="float" office:value="151.571428571429">
            <text:p>151.5714285714</text:p>
          </table:table-cell>
          <table:table-cell office:value-type="float" office:value="-0.0204292606084474">
            <text:p>-0.0204292606</text:p>
          </table:table-cell>
          <table:table-cell office:value-type="float" office:value="-0.0184151785714286">
            <text:p>-0.0184151786</text:p>
          </table:table-cell>
          <table:table-cell office:value-type="float" office:value="0.011442807532193">
            <text:p>0.0114428075</text:p>
          </table:table-cell>
          <table:table-cell office:value-type="float" office:value="0.92931560306089">
            <text:p>0.9293156031</text:p>
          </table:table-cell>
          <table:table-cell office:value-type="float" office:value="0.936211547851562">
            <text:p>0.9362115479</text:p>
          </table:table-cell>
          <table:table-cell office:value-type="float" office:value="1.04030646453734">
            <text:p>1.0403064645</text:p>
          </table:table-cell>
          <table:table-cell office:value-type="float" office:value="-33.5813710872883">
            <text:p>-33.58137108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2321">
            <text:p>2321</text:p>
          </table:table-cell>
          <table:table-cell office:value-type="float" office:value="7641">
            <text:p>7641</text:p>
          </table:table-cell>
          <table:table-cell office:value-type="float" office:value="14963">
            <text:p>14963</text:p>
          </table:table-cell>
          <table:table-cell office:value-type="float" office:value="0">
            <text:p>0</text:p>
          </table:table-cell>
          <table:table-cell office:value-type="float" office:value="107.166666666667">
            <text:p>107.1666666667</text:p>
          </table:table-cell>
          <table:table-cell office:value-type="float" office:value="269.333333333333">
            <text:p>269.3333333333</text:p>
          </table:table-cell>
          <table:table-cell office:value-type="float" office:value="0">
            <text:p>0</text:p>
          </table:table-cell>
          <table:table-cell office:value-type="float" office:value="0.0140252148497143">
            <text:p>0.0140252148</text:p>
          </table:table-cell>
          <table:table-cell office:value-type="float" office:value="0.0179999554456548">
            <text:p>0.0179999554</text:p>
          </table:table-cell>
          <table:table-cell office:value-type="float" office:value="0.34">
            <text:p>0.34</text:p>
          </table:table-cell>
          <table:table-cell office:value-type="float" office:value="1.0494737970111">
            <text:p>1.049473797</text:p>
          </table:table-cell>
          <table:table-cell office:value-type="float" office:value="1.06363488091604">
            <text:p>1.06363488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324">
            <text:p>324</text:p>
          </table:table-cell>
          <table:table-cell office:value-type="float" office:value="1856">
            <text:p>1856</text:p>
          </table:table-cell>
          <table:table-cell office:value-type="float" office:value="8045">
            <text:p>8045</text:p>
          </table:table-cell>
          <table:table-cell office:value-type="float" office:value="16272">
            <text:p>16272</text:p>
          </table:table-cell>
          <table:table-cell office:value-type="float" office:value="0">
            <text:p>0</text:p>
          </table:table-cell>
          <table:table-cell office:value-type="float" office:value="179.2">
            <text:p>179.2</text:p>
          </table:table-cell>
          <table:table-cell office:value-type="float" office:value="382.4">
            <text:p>382.4</text:p>
          </table:table-cell>
          <table:table-cell office:value-type="float" office:value="0">
            <text:p>0</text:p>
          </table:table-cell>
          <table:table-cell office:value-type="float" office:value="0.0222747047855811">
            <text:p>0.0222747048</text:p>
          </table:table-cell>
          <table:table-cell office:value-type="float" office:value="0.0235004916420846">
            <text:p>0.0235004916</text:p>
          </table:table-cell>
          <table:table-cell office:value-type="float" office:value="0.34">
            <text:p>0.34</text:p>
          </table:table-cell>
          <table:table-cell office:value-type="float" office:value="1.07893394519717">
            <text:p>1.0789339452</text:p>
          </table:table-cell>
          <table:table-cell office:value-type="float" office:value="1.08333417603784">
            <text:p>1.083334176</text:p>
          </table:table-cell>
          <table:table-cell office:value-type="float" office:value="0">
            <text:p>0</text:p>
          </table:table-cell>
          <table:table-cell office:value-type="float" office:value="31.4634320412204">
            <text:p>31.4634320412</text:p>
          </table:table-cell>
          <table:table-cell office:value-type="float" office:value="29.8402395068224">
            <text:p>29.840239506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59">
            <text:p>359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1484">
            <text:p>1484</text:p>
          </table:table-cell>
          <table:table-cell office:value-type="float" office:value="7573">
            <text:p>7573</text:p>
          </table:table-cell>
          <table:table-cell office:value-type="float" office:value="17072">
            <text:p>17072</text:p>
          </table:table-cell>
          <table:table-cell office:value-type="float" office:value="0">
            <text:p>0</text:p>
          </table:table-cell>
          <table:table-cell office:value-type="float" office:value="25.75">
            <text:p>25.7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40023768651789">
            <text:p>0.0034002377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1.01192349267081">
            <text:p>1.0119234927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5">
            <text:p>5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344">
            <text:p>344</text:p>
          </table:table-cell>
          <table:table-cell office:value-type="float" office:value="1187">
            <text:p>1187</text:p>
          </table:table-cell>
          <table:table-cell office:value-type="float" office:value="7743">
            <text:p>7743</text:p>
          </table:table-cell>
          <table:table-cell office:value-type="float" office:value="17911">
            <text:p>17911</text:p>
          </table:table-cell>
          <table:table-cell table:number-columns-repeated="6"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1.11">
            <text:p>1.11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5">
            <text:p>5</text:p>
          </table:table-cell>
          <table:table-cell office:value-type="float" office:value="336">
            <text:p>336</text:p>
          </table:table-cell>
          <table:table-cell office:value-type="float" office:value="503">
            <text:p>503</text:p>
          </table:table-cell>
          <table:table-cell office:value-type="float" office:value="336">
            <text:p>336</text:p>
          </table:table-cell>
          <table:table-cell office:value-type="float" office:value="949">
            <text:p>949</text:p>
          </table:table-cell>
          <table:table-cell office:value-type="float" office:value="7888">
            <text:p>7888</text:p>
          </table:table-cell>
          <table:table-cell office:value-type="float" office:value="18792">
            <text:p>18792</text:p>
          </table:table-cell>
          <table:table-cell table:number-columns-repeated="6"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1.14">
            <text:p>1.14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4.5">
            <text:p>104.5</text:p>
          </table:table-cell>
          <table:table-cell office:value-type="float" office:value="4907.25">
            <text:p>4907.25</text:p>
          </table:table-cell>
          <table:table-cell office:value-type="float" office:value="14743.5">
            <text:p>14743.5</text:p>
          </table:table-cell>
          <table:table-cell office:value-type="float" office:value="9.22">
            <text:p>9.22</text:p>
          </table:table-cell>
          <table:table-cell table:number-columns-repeated="3" office:value-type="float" office:value="5">
            <text:p>5</text:p>
          </table:table-cell>
          <table:table-cell office:value-type="float" office:value="402">
            <text:p>402</text:p>
          </table:table-cell>
          <table:table-cell office:value-type="float" office:value="568">
            <text:p>568</text:p>
          </table:table-cell>
          <table:table-cell office:value-type="float" office:value="402">
            <text:p>402</text:p>
          </table:table-cell>
          <table:table-cell office:value-type="float" office:value="759">
            <text:p>759</text:p>
          </table:table-cell>
          <table:table-cell office:value-type="float" office:value="7997">
            <text:p>7997</text:p>
          </table:table-cell>
          <table:table-cell office:value-type="float" office:value="19716">
            <text:p>19716</text:p>
          </table:table-cell>
          <table:table-cell table:number-columns-repeated="6"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1.14">
            <text:p>1.14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13.666666666667">
            <text:p>113.6666666667</text:p>
          </table:table-cell>
          <table:table-cell office:value-type="float" office:value="4854.66666666667">
            <text:p>4854.6666666667</text:p>
          </table:table-cell>
          <table:table-cell office:value-type="float" office:value="15469">
            <text:p>15469</text:p>
          </table:table-cell>
          <table:table-cell office:value-type="float" office:value="8.53">
            <text:p>8.53</text:p>
          </table:table-cell>
          <table:table-cell table:number-columns-repeated="3" office:value-type="float" office:value="5">
            <text:p>5</text:p>
          </table:table-cell>
          <table:table-cell office:value-type="float" office:value="358">
            <text:p>358</text:p>
          </table:table-cell>
          <table:table-cell office:value-type="float" office:value="777">
            <text:p>777</text:p>
          </table:table-cell>
          <table:table-cell office:value-type="float" office:value="358">
            <text:p>358</text:p>
          </table:table-cell>
          <table:table-cell office:value-type="float" office:value="607">
            <text:p>607</text:p>
          </table:table-cell>
          <table:table-cell office:value-type="float" office:value="8294">
            <text:p>8294</text:p>
          </table:table-cell>
          <table:table-cell office:value-type="float" office:value="20685">
            <text:p>20685</text:p>
          </table:table-cell>
          <table:table-cell table:number-columns-repeated="6"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1.14">
            <text:p>1.14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34">
            <text:p>0.34</text:p>
          </table:table-cell>
          <table:table-cell office:value-type="float" office:value="1.14">
            <text:p>1.14</text:p>
          </table:table-cell>
          <table:table-cell office:value-type="float" office:value="1.17">
            <text:p>1.17</text:p>
          </table:table-cell>
          <table:table-cell office:value-type="float" office:value="-3">
            <text:p>-3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2.7">
            <text:p>12.7</text:p>
          </table:table-cell>
          <table:table-cell office:value-type="float" office:value="17.8">
            <text:p>17.8</text:p>
          </table:table-cell>
          <table:table-cell office:value-type="float" office:value="23.8">
            <text:p>23.8</text:p>
          </table:table-cell>
          <table:table-cell office:value-type="float" office:value="12368">
            <text:p>12368</text:p>
          </table:table-cell>
          <table:table-cell office:value-type="float" office:value="13598">
            <text:p>13598</text:p>
          </table:table-cell>
          <table:table-cell office:value-type="float" office:value="13727">
            <text:p>137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2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25:32.02</dc:date>
    <dc:creator>Liam Widdess</dc:creator>
    <meta:editing-duration>P2DT3H30M44S</meta:editing-duration>
    <meta:editing-cycles>185</meta:editing-cycles>
    <meta:generator>OpenOffice/4.1.7$Win32 OpenOffice.org_project/417m1$Build-9800</meta:generator>
    <meta:document-statistic meta:table-count="8" meta:cell-count="960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672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1181">
                <text:p>2118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15">
                <text:p>13615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384">
                <text:p>14384</text:p>
              </table:table-cell>
              <table:table-cell office:value-type="float" office:value="24064">
                <text:p>2406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5196">
                <text:p>15196</text:p>
              </table:table-cell>
              <table:table-cell office:value-type="float" office:value="25551">
                <text:p>25551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6105">
                <text:p>16105</text:p>
              </table:table-cell>
              <table:table-cell office:value-type="float" office:value="26780">
                <text:p>26780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776">
                <text:p>16776</text:p>
              </table:table-cell>
              <table:table-cell office:value-type="float" office:value="28015">
                <text:p>28015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840">
                <text:p>17840</text:p>
              </table:table-cell>
              <table:table-cell office:value-type="float" office:value="29239">
                <text:p>29239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97">
                <text:p>18697</text:p>
              </table:table-cell>
              <table:table-cell office:value-type="float" office:value="30920">
                <text:p>3092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916">
                <text:p>19916</text:p>
              </table:table-cell>
              <table:table-cell office:value-type="float" office:value="31234">
                <text:p>3123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257">
                <text:p>13257</text:p>
              </table:table-cell>
              <table:table-cell office:value-type="float" office:value="20806">
                <text:p>20806</text:p>
              </table:table-cell>
              <table:table-cell office:value-type="float" office:value="29796">
                <text:p>29796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014">
                <text:p>14014</text:p>
              </table:table-cell>
              <table:table-cell office:value-type="float" office:value="21128">
                <text:p>21128</text:p>
              </table:table-cell>
              <table:table-cell office:value-type="float" office:value="29417">
                <text:p>29417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040">
                <text:p>15040</text:p>
              </table:table-cell>
              <table:table-cell office:value-type="float" office:value="20468">
                <text:p>20468</text:p>
              </table:table-cell>
              <table:table-cell office:value-type="float" office:value="30962">
                <text:p>3096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5738">
                <text:p>15738</text:p>
              </table:table-cell>
              <table:table-cell office:value-type="float" office:value="20142">
                <text:p>20142</text:p>
              </table:table-cell>
              <table:table-cell office:value-type="float" office:value="31320">
                <text:p>31320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120">
                <text:p>16120</text:p>
              </table:table-cell>
              <table:table-cell office:value-type="float" office:value="20808">
                <text:p>20808</text:p>
              </table:table-cell>
              <table:table-cell office:value-type="float" office:value="29990">
                <text:p>29990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645">
                <text:p>16645</text:p>
              </table:table-cell>
              <table:table-cell office:value-type="float" office:value="21687">
                <text:p>21687</text:p>
              </table:table-cell>
              <table:table-cell office:value-type="float" office:value="29417">
                <text:p>29417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6063">
                <text:p>16063</text:p>
              </table:table-cell>
              <table:table-cell office:value-type="float" office:value="22862">
                <text:p>22862</text:p>
              </table:table-cell>
              <table:table-cell office:value-type="float" office:value="31009">
                <text:p>31009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820">
                <text:p>15820</text:p>
              </table:table-cell>
              <table:table-cell office:value-type="float" office:value="23315">
                <text:p>23315</text:p>
              </table:table-cell>
              <table:table-cell office:value-type="float" office:value="31443">
                <text:p>3144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6120">
                <text:p>16120</text:p>
              </table:table-cell>
              <table:table-cell office:value-type="float" office:value="21719">
                <text:p>21719</text:p>
              </table:table-cell>
              <table:table-cell office:value-type="float" office:value="29990">
                <text:p>29990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658">
                <text:p>16658</text:p>
              </table:table-cell>
              <table:table-cell office:value-type="float" office:value="21304">
                <text:p>21304</text:p>
              </table:table-cell>
              <table:table-cell office:value-type="float" office:value="29237">
                <text:p>29237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6085">
                <text:p>16085</text:p>
              </table:table-cell>
              <table:table-cell office:value-type="float" office:value="21129">
                <text:p>21129</text:p>
              </table:table-cell>
              <table:table-cell office:value-type="float" office:value="31204">
                <text:p>3120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886">
                <text:p>14886</text:p>
              </table:table-cell>
              <table:table-cell office:value-type="float" office:value="21320">
                <text:p>21320</text:p>
              </table:table-cell>
              <table:table-cell office:value-type="float" office:value="31306">
                <text:p>3130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114">
                <text:p>15114</text:p>
              </table:table-cell>
              <table:table-cell office:value-type="float" office:value="21308">
                <text:p>21308</text:p>
              </table:table-cell>
              <table:table-cell office:value-type="float" office:value="30107">
                <text:p>3010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5855">
                <text:p>15855</text:p>
              </table:table-cell>
              <table:table-cell office:value-type="float" office:value="21565">
                <text:p>21565</text:p>
              </table:table-cell>
              <table:table-cell office:value-type="float" office:value="33147">
                <text:p>3314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5860">
                <text:p>15860</text:p>
              </table:table-cell>
              <table:table-cell office:value-type="float" office:value="22982">
                <text:p>22982</text:p>
              </table:table-cell>
              <table:table-cell office:value-type="float" office:value="34972">
                <text:p>34972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727">
                <text:p>15727</text:p>
              </table:table-cell>
              <table:table-cell office:value-type="float" office:value="22028">
                <text:p>22028</text:p>
              </table:table-cell>
              <table:table-cell office:value-type="float" office:value="36058">
                <text:p>3605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6068">
                <text:p>16068</text:p>
              </table:table-cell>
              <table:table-cell office:value-type="float" office:value="21641">
                <text:p>21641</text:p>
              </table:table-cell>
              <table:table-cell office:value-type="float" office:value="34882">
                <text:p>3488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689">
                <text:p>15689</text:p>
              </table:table-cell>
              <table:table-cell office:value-type="float" office:value="22612">
                <text:p>22612</text:p>
              </table:table-cell>
              <table:table-cell office:value-type="float" office:value="33244">
                <text:p>33244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548">
                <text:p>15548</text:p>
              </table:table-cell>
              <table:table-cell office:value-type="float" office:value="20500">
                <text:p>20500</text:p>
              </table:table-cell>
              <table:table-cell office:value-type="float" office:value="33602">
                <text:p>33602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348">
                <text:p>14348</text:p>
              </table:table-cell>
              <table:table-cell office:value-type="float" office:value="20270">
                <text:p>20270</text:p>
              </table:table-cell>
              <table:table-cell office:value-type="float" office:value="34372">
                <text:p>34372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2703">
                <text:p>12703</text:p>
              </table:table-cell>
              <table:table-cell office:value-type="float" office:value="20915">
                <text:p>20915</text:p>
              </table:table-cell>
              <table:table-cell office:value-type="float" office:value="33338">
                <text:p>33338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1869">
                <text:p>11869</text:p>
              </table:table-cell>
              <table:table-cell office:value-type="float" office:value="20536">
                <text:p>20536</text:p>
              </table:table-cell>
              <table:table-cell office:value-type="float" office:value="31410">
                <text:p>31410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395">
                <text:p>12395</text:p>
              </table:table-cell>
              <table:table-cell office:value-type="float" office:value="20182">
                <text:p>20182</text:p>
              </table:table-cell>
              <table:table-cell office:value-type="float" office:value="32755">
                <text:p>32755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3148">
                <text:p>13148</text:p>
              </table:table-cell>
              <table:table-cell office:value-type="float" office:value="19731">
                <text:p>19731</text:p>
              </table:table-cell>
              <table:table-cell office:value-type="float" office:value="33888">
                <text:p>33888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402">
                <text:p>12402</text:p>
              </table:table-cell>
              <table:table-cell office:value-type="float" office:value="19088">
                <text:p>19088</text:p>
              </table:table-cell>
              <table:table-cell office:value-type="float" office:value="32966">
                <text:p>32966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705">
                <text:p>11705</text:p>
              </table:table-cell>
              <table:table-cell office:value-type="float" office:value="17755">
                <text:p>17755</text:p>
              </table:table-cell>
              <table:table-cell office:value-type="float" office:value="30391">
                <text:p>30391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2068">
                <text:p>12068</text:p>
              </table:table-cell>
              <table:table-cell office:value-type="float" office:value="17596">
                <text:p>17596</text:p>
              </table:table-cell>
              <table:table-cell office:value-type="float" office:value="26885">
                <text:p>2688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710">
                <text:p>12710</text:p>
              </table:table-cell>
              <table:table-cell office:value-type="float" office:value="17168">
                <text:p>17168</text:p>
              </table:table-cell>
              <table:table-cell office:value-type="float" office:value="24800">
                <text:p>2480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2235">
                <text:p>12235</text:p>
              </table:table-cell>
              <table:table-cell office:value-type="float" office:value="15885">
                <text:p>15885</text:p>
              </table:table-cell>
              <table:table-cell office:value-type="float" office:value="22440">
                <text:p>22440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236">
                <text:p>11236</text:p>
              </table:table-cell>
              <table:table-cell office:value-type="float" office:value="15544">
                <text:p>15544</text:p>
              </table:table-cell>
              <table:table-cell office:value-type="float" office:value="23931">
                <text:p>2393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790">
                <text:p>11790</text:p>
              </table:table-cell>
              <table:table-cell office:value-type="float" office:value="15475">
                <text:p>15475</text:p>
              </table:table-cell>
              <table:table-cell office:value-type="float" office:value="24067">
                <text:p>2406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2115">
                <text:p>12115</text:p>
              </table:table-cell>
              <table:table-cell office:value-type="float" office:value="16134">
                <text:p>16134</text:p>
              </table:table-cell>
              <table:table-cell office:value-type="float" office:value="22957">
                <text:p>2295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732">
                <text:p>11732</text:p>
              </table:table-cell>
              <table:table-cell office:value-type="float" office:value="15852">
                <text:p>15852</text:p>
              </table:table-cell>
              <table:table-cell office:value-type="float" office:value="22444">
                <text:p>22444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422">
                <text:p>11422</text:p>
              </table:table-cell>
              <table:table-cell office:value-type="float" office:value="16430">
                <text:p>16430</text:p>
              </table:table-cell>
              <table:table-cell office:value-type="float" office:value="23428">
                <text:p>2342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525">
                <text:p>11525</text:p>
              </table:table-cell>
              <table:table-cell office:value-type="float" office:value="16550">
                <text:p>16550</text:p>
              </table:table-cell>
              <table:table-cell office:value-type="float" office:value="23213">
                <text:p>2321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778">
                <text:p>11778</text:p>
              </table:table-cell>
              <table:table-cell office:value-type="float" office:value="15680">
                <text:p>15680</text:p>
              </table:table-cell>
              <table:table-cell office:value-type="float" office:value="22637">
                <text:p>22637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472">
                <text:p>11472</text:p>
              </table:table-cell>
              <table:table-cell office:value-type="float" office:value="15397">
                <text:p>15397</text:p>
              </table:table-cell>
              <table:table-cell office:value-type="float" office:value="21746">
                <text:p>21746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1158">
                <text:p>11158</text:p>
              </table:table-cell>
              <table:table-cell office:value-type="float" office:value="15030">
                <text:p>15030</text:p>
              </table:table-cell>
              <table:table-cell office:value-type="float" office:value="23015">
                <text:p>23015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1030">
                <text:p>11030</text:p>
              </table:table-cell>
              <table:table-cell office:value-type="float" office:value="15218">
                <text:p>15218</text:p>
              </table:table-cell>
              <table:table-cell office:value-type="float" office:value="22140">
                <text:p>22140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400">
                <text:p>10400</text:p>
              </table:table-cell>
              <table:table-cell office:value-type="float" office:value="14658">
                <text:p>14658</text:p>
              </table:table-cell>
              <table:table-cell office:value-type="float" office:value="20937">
                <text:p>20937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008">
                <text:p>10008</text:p>
              </table:table-cell>
              <table:table-cell office:value-type="float" office:value="14850">
                <text:p>14850</text:p>
              </table:table-cell>
              <table:table-cell office:value-type="float" office:value="21202">
                <text:p>2120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900">
                <text:p>7900</text:p>
              </table:table-cell>
              <table:table-cell office:value-type="float" office:value="14074">
                <text:p>14074</text:p>
              </table:table-cell>
              <table:table-cell office:value-type="float" office:value="22047">
                <text:p>22047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380">
                <text:p>7380</text:p>
              </table:table-cell>
              <table:table-cell office:value-type="float" office:value="14554">
                <text:p>14554</text:p>
              </table:table-cell>
              <table:table-cell office:value-type="float" office:value="21500">
                <text:p>21500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6900">
                <text:p>6900</text:p>
              </table:table-cell>
              <table:table-cell office:value-type="float" office:value="13514">
                <text:p>13514</text:p>
              </table:table-cell>
              <table:table-cell office:value-type="float" office:value="23001">
                <text:p>23001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6920">
                <text:p>6920</text:p>
              </table:table-cell>
              <table:table-cell office:value-type="float" office:value="12794">
                <text:p>12794</text:p>
              </table:table-cell>
              <table:table-cell office:value-type="float" office:value="20426">
                <text:p>20426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293">
                <text:p>7293</text:p>
              </table:table-cell>
              <table:table-cell office:value-type="float" office:value="12520">
                <text:p>12520</text:p>
              </table:table-cell>
              <table:table-cell office:value-type="float" office:value="19633">
                <text:p>19633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6120">
                <text:p>6120</text:p>
              </table:table-cell>
              <table:table-cell office:value-type="float" office:value="12012">
                <text:p>12012</text:p>
              </table:table-cell>
              <table:table-cell office:value-type="float" office:value="21402">
                <text:p>2140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6137">
                <text:p>6137</text:p>
              </table:table-cell>
              <table:table-cell office:value-type="float" office:value="12240">
                <text:p>12240</text:p>
              </table:table-cell>
              <table:table-cell office:value-type="float" office:value="23001">
                <text:p>2300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6630">
                <text:p>6630</text:p>
              </table:table-cell>
              <table:table-cell office:value-type="float" office:value="12060">
                <text:p>12060</text:p>
              </table:table-cell>
              <table:table-cell office:value-type="float" office:value="20254">
                <text:p>2025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293">
                <text:p>7293</text:p>
              </table:table-cell>
              <table:table-cell office:value-type="float" office:value="11649">
                <text:p>11649</text:p>
              </table:table-cell>
              <table:table-cell office:value-type="float" office:value="19314">
                <text:p>1931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6120">
                <text:p>6120</text:p>
              </table:table-cell>
              <table:table-cell office:value-type="float" office:value="11160">
                <text:p>11160</text:p>
              </table:table-cell>
              <table:table-cell office:value-type="float" office:value="20757">
                <text:p>20757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137">
                <text:p>6137</text:p>
              </table:table-cell>
              <table:table-cell office:value-type="float" office:value="10925">
                <text:p>10925</text:p>
              </table:table-cell>
              <table:table-cell office:value-type="float" office:value="18278">
                <text:p>18278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30">
                <text:p>6630</text:p>
              </table:table-cell>
              <table:table-cell office:value-type="float" office:value="10016">
                <text:p>10016</text:p>
              </table:table-cell>
              <table:table-cell office:value-type="float" office:value="16154">
                <text:p>1615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5848">
                <text:p>5848</text:p>
              </table:table-cell>
              <table:table-cell office:value-type="float" office:value="10080">
                <text:p>10080</text:p>
              </table:table-cell>
              <table:table-cell office:value-type="float" office:value="18901">
                <text:p>1890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4930">
                <text:p>4930</text:p>
              </table:table-cell>
              <table:table-cell office:value-type="float" office:value="9747">
                <text:p>9747</text:p>
              </table:table-cell>
              <table:table-cell office:value-type="float" office:value="19352">
                <text:p>19352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5508">
                <text:p>5508</text:p>
              </table:table-cell>
              <table:table-cell office:value-type="float" office:value="10020">
                <text:p>10020</text:p>
              </table:table-cell>
              <table:table-cell office:value-type="float" office:value="17917">
                <text:p>17917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03">
                <text:p>6103</text:p>
              </table:table-cell>
              <table:table-cell office:value-type="float" office:value="10142">
                <text:p>1014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5848">
                <text:p>5848</text:p>
              </table:table-cell>
              <table:table-cell office:value-type="float" office:value="9825">
                <text:p>9825</text:p>
              </table:table-cell>
              <table:table-cell office:value-type="float" office:value="17464">
                <text:p>1746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4930">
                <text:p>4930</text:p>
              </table:table-cell>
              <table:table-cell office:value-type="float" office:value="9300">
                <text:p>9300</text:p>
              </table:table-cell>
              <table:table-cell office:value-type="float" office:value="16169">
                <text:p>16169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5508">
                <text:p>5508</text:p>
              </table:table-cell>
              <table:table-cell office:value-type="float" office:value="9581">
                <text:p>9581</text:p>
              </table:table-cell>
              <table:table-cell office:value-type="float" office:value="16482">
                <text:p>1648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6086">
                <text:p>6086</text:p>
              </table:table-cell>
              <table:table-cell office:value-type="float" office:value="8975">
                <text:p>8975</text:p>
              </table:table-cell>
              <table:table-cell office:value-type="float" office:value="14719">
                <text:p>14719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510">
                <text:p>5510</text:p>
              </table:table-cell>
              <table:table-cell office:value-type="float" office:value="9280">
                <text:p>9280</text:p>
              </table:table-cell>
              <table:table-cell office:value-type="float" office:value="17388">
                <text:p>17388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712">
                <text:p>5712</text:p>
              </table:table-cell>
              <table:table-cell office:value-type="float" office:value="9474">
                <text:p>9474</text:p>
              </table:table-cell>
              <table:table-cell office:value-type="float" office:value="17816">
                <text:p>1781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4021">
                <text:p>4021</text:p>
              </table:table-cell>
              <table:table-cell office:value-type="float" office:value="8300">
                <text:p>8300</text:p>
              </table:table-cell>
              <table:table-cell office:value-type="float" office:value="16482">
                <text:p>1648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2991">
                <text:p>2991</text:p>
              </table:table-cell>
              <table:table-cell office:value-type="float" office:value="7213">
                <text:p>7213</text:p>
              </table:table-cell>
              <table:table-cell office:value-type="float" office:value="14678">
                <text:p>14678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3151">
                <text:p>3151</text:p>
              </table:table-cell>
              <table:table-cell office:value-type="float" office:value="6948">
                <text:p>6948</text:p>
              </table:table-cell>
              <table:table-cell office:value-type="float" office:value="12432">
                <text:p>1243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589">
                <text:p>2589</text:p>
              </table:table-cell>
              <table:table-cell office:value-type="float" office:value="5938">
                <text:p>5938</text:p>
              </table:table-cell>
              <table:table-cell office:value-type="float" office:value="14874">
                <text:p>1487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902">
                <text:p>2902</text:p>
              </table:table-cell>
              <table:table-cell office:value-type="float" office:value="6656">
                <text:p>6656</text:p>
              </table:table-cell>
              <table:table-cell office:value-type="float" office:value="13246">
                <text:p>1324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321">
                <text:p>2321</text:p>
              </table:table-cell>
              <table:table-cell office:value-type="float" office:value="7641">
                <text:p>7641</text:p>
              </table:table-cell>
              <table:table-cell office:value-type="float" office:value="14963">
                <text:p>14963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856">
                <text:p>1856</text:p>
              </table:table-cell>
              <table:table-cell office:value-type="float" office:value="8045">
                <text:p>8045</text:p>
              </table:table-cell>
              <table:table-cell office:value-type="float" office:value="16272">
                <text:p>1627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484">
                <text:p>1484</text:p>
              </table:table-cell>
              <table:table-cell office:value-type="float" office:value="7573">
                <text:p>7573</text:p>
              </table:table-cell>
              <table:table-cell office:value-type="float" office:value="17072">
                <text:p>17072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187">
                <text:p>1187</text:p>
              </table:table-cell>
              <table:table-cell office:value-type="float" office:value="7743">
                <text:p>7743</text:p>
              </table:table-cell>
              <table:table-cell office:value-type="float" office:value="17911">
                <text:p>1791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49">
                <text:p>949</text:p>
              </table:table-cell>
              <table:table-cell office:value-type="float" office:value="7888">
                <text:p>7888</text:p>
              </table:table-cell>
              <table:table-cell office:value-type="float" office:value="18792">
                <text:p>1879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59">
                <text:p>759</text:p>
              </table:table-cell>
              <table:table-cell office:value-type="float" office:value="7997">
                <text:p>7997</text:p>
              </table:table-cell>
              <table:table-cell office:value-type="float" office:value="19716">
                <text:p>1971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607">
                <text:p>607</text:p>
              </table:table-cell>
              <table:table-cell office:value-type="float" office:value="8294">
                <text:p>8294</text:p>
              </table:table-cell>
              <table:table-cell office:value-type="float" office:value="20685">
                <text:p>20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907.25">
                <text:p>4907.25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854.66666666667">
                <text:p>4854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9cm" svg:y="1.404cm" svg:width="30.9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7cm" svg:y="1.352cm" svg:width="31.359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4258923261071">
                <text:p>1.1425892326107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8635326491366">
                <text:p>1.1863532649136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1425518355399">
                <text:p>1.21425518355399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0757212751115">
                <text:p>1.20757212751115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56067014425">
                <text:p>1.1705606701442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1674582297354">
                <text:p>1.1167458229735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20996535978126">
                <text:p>1.20996535978126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19893380292662">
                <text:p>1.1989338029266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7460573493454">
                <text:p>1.1746057349345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1894769242206">
                <text:p>1.11894769242206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0937363395967">
                <text:p>1.00937363395967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00064131066124">
                <text:p>1.0006413106612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00189027943214">
                <text:p>1.0018902794321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11026643003573">
                <text:p>1.11026643003573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98749501002995">
                <text:p>0.998749501002995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1686630645953">
                <text:p>1.0168663064595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99812358196578">
                <text:p>0.999812358196578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1563008105969">
                <text:p>1.0156300810596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.04117556257649">
                <text:p>1.0411755625764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6400311798385">
                <text:p>1.064003117983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8242355392066">
                <text:p>1.0824235539206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6075932055056">
                <text:p>1.06075932055056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.00704769282891">
                <text:p>1.0070476928289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82194650116692">
                <text:p>0.982194650116692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301614505606">
                <text:p>1.01301614505606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182840038515">
                <text:p>1.02182840038515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03736921754882">
                <text:p>1.0373692175488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1997502076294">
                <text:p>1.019975020762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5629172979193">
                <text:p>1.0562917297919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4623109802212">
                <text:p>1.0462310980221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55485064002118">
                <text:p>0.85548506400211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3206870129294">
                <text:p>0.813206870129294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66961024639801">
                <text:p>0.966961024639801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00911658879009">
                <text:p>0.900911658879009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992665625177196">
                <text:p>0.9926656251771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98359432905805">
                <text:p>0.99835943290580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82922038357411">
                <text:p>0.982922038357411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80561309197392">
                <text:p>0.98056130919739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4653906564445">
                <text:p>0.9646539065644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26309979763076">
                <text:p>0.92630997976307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57609871026155">
                <text:p>0.957609871026155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86862987052489">
                <text:p>0.9868629870524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.00426340338343">
                <text:p>1.0042634033834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98440721536404">
                <text:p>0.998440721536404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56336168686224">
                <text:p>0.9563361686862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3845634464133">
                <text:p>0.983845634464133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831466707926462">
                <text:p>0.8314667079264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96552042242137">
                <text:p>0.99655204224213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734412986027">
                <text:p>0.947734412986027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09976019592672">
                <text:p>0.90997601959267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76680141439328">
                <text:p>0.97668014143932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50853022777248">
                <text:p>0.950853022777248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65327889186536">
                <text:p>0.965327889186536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59909566055919">
                <text:p>0.959909566055919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798281880046239">
                <text:p>0.798281880046239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798917072359216">
                <text:p>0.798917072359216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33035164777036">
                <text:p>0.93303516477703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4240982625739">
                <text:p>0.944240982625739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812004127257168">
                <text:p>0.81200412725716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39826871141975">
                <text:p>0.939826871141975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63177207426336">
                <text:p>0.96317720742633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7075237128582">
                <text:p>0.90707523712858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39826871141975">
                <text:p>0.9398268711419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853336300366019">
                <text:p>0.853336300366019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5492073736758">
                <text:p>0.9549207373675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0374118910602">
                <text:p>0.920374118910602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6365289027446">
                <text:p>0.946365289027446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66312591050989">
                <text:p>0.966312591050989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65533754601979">
                <text:p>0.965533754601979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56436092209092">
                <text:p>0.95643609220909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801562901307967">
                <text:p>0.801562901307967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810984293977475">
                <text:p>0.81098429397747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08145673256278">
                <text:p>0.908145673256278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678524726632342">
                <text:p>0.67852472663234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11572366690482">
                <text:p>1.1157236669048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83832876572001">
                <text:p>0.98383287657200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936211547851562">
                <text:p>0.93621154785156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494737970111">
                <text:p>1.0494737970111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7893394519717">
                <text:p>1.07893394519717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.01192349267081">
                <text:p>1.01192349267081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4743.5">
                <text:p>14743.5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5469">
                <text:p>15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